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 Unicode MS&quot;" svg:font-family="'&quot;Arial Unicode MS&quot;'"/>
    <style:font-face style:name="&quot;PingFang SC&quot;" svg:font-family="'&quot;PingFang SC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1.24pt"/>
    </style:style>
    <style:style style:name="co2" style:family="table-column">
      <style:table-column-properties fo:break-before="auto" style:column-width="315.3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06.24pt"/>
    </style:style>
    <style:style style:name="co5" style:family="table-column">
      <style:table-column-properties fo:break-before="auto" style:column-width="117.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說明">
      <style:table-properties table:display="true" style:writing-mode="lr-tb"/>
    </style:style>
    <style:style style:name="ta2" style:family="table" style:master-page-name="PageStyle_5f_看板資料">
      <style:table-properties table:display="true" style:writing-mode="lr-tb"/>
    </style:style>
    <style:style style:name="ta3" style:family="table" style:master-page-name="PageStyle_5f_C各縣市一張">
      <style:table-properties table:display="true" style:writing-mode="lr-tb"/>
    </style:style>
    <style:style style:name="ta4" style:family="table" style:master-page-name="PageStyle_5f_B各縣市基本張數">
      <style:table-properties table:display="true" style:writing-mode="lr-tb"/>
    </style:style>
    <style:style style:name="ta5" style:family="table" style:master-page-name="PageStyle_5f_A防守區域_5f_鄉鎮">
      <style:table-properties table:display="true" style:writing-mode="lr-tb"/>
    </style:style>
    <style:style style:name="ta6" style:family="table" style:master-page-name="PageStyle_5f_候選人資訊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PingFang SC&quot;" fo:font-size="8pt" fo:font-style="normal" fo:text-shadow="none" style:text-underline-style="none" fo:font-weight="normal" style:font-size-asian="8pt" style:font-style-asian="normal" style:font-weight-asian="normal" style:font-name-complex="&quot;PingFang SC&quot;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PingFang SC&quot;" fo:font-size="10pt" fo:font-style="normal" fo:text-shadow="none" style:text-underline-style="none" fo:font-weight="normal" style:font-size-asian="10pt" style:font-style-asian="normal" style:font-weight-asian="normal" style:font-name-complex="&quot;PingFang SC&quot;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 Unicode MS&quot;" fo:font-size="10pt" fo:font-style="normal" fo:text-shadow="none" style:text-underline-style="none" fo:font-weight="normal" style:font-size-asian="10pt" style:font-style-asian="normal" style:font-weight-asian="normal" style:font-name-complex="&quot;Arial Unicode MS&quot;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說明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欄位</text:p>
          </table:table-cell>
          <table:table-cell table:style-name="ce1" office:value-type="string" calcext:value-type="string">
            <text:p>填寫說明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誰（暱稱，可多人）</text:p>
          </table:table-cell>
          <table:table-cell table:style-name="ce1" office:value-type="string" calcext:value-type="string">
            <text:p>多人以全型逗號分開，如果有想讓人家聯繫得上，可在自己名字上給予連結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猜測選區紀錄比例（%）</text:p>
          </table:table-cell>
          <table:table-cell table:style-name="ce1" office:value-type="string" calcext:value-type="string">
            <text:p>主要是此區紀錄人主觀猜測比例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看板資料" table:style-name="ta2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imageName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ng</text:p>
          </table:table-cell>
          <table:table-cell table:style-name="ce1" office:value-type="string" calcext:value-type="string">
            <text:p>dataTime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上傳者</text:p>
          </table:table-cell>
          <table:table-cell table:style-name="ce1" office:value-type="string" calcext:value-type="string">
            <text:p>標註者</text:p>
          </table:table-cell>
          <table:table-cell table:style-name="ce1" office:value-type="string" calcext:value-type="string">
            <text:p>驗證者</text:p>
          </table:table-cell>
          <table:table-cell table:style-name="ce1" office:value-type="string" calcext:value-type="string">
            <text:p>標籤</text:p>
          </table:table-cell>
          <table:table-cell table:style-name="ce1" office:value-type="string" calcext:value-type="string">
            <text:p>createdAt</text:p>
          </table:table-cell>
          <table:table-cell table:style-name="ce1" office:value-type="string" calcext:value-type="string">
            <text:p>updatedAt</text:p>
          </table:table-cell>
          <table:table-cell table:style-name="ce1" office:value-type="string" calcext:value-type="string">
            <text:p>候選人姓名（不想寫請填NA）</text:p>
          </table:table-cell>
          <table:table-cell table:style-name="ce1" office:value-type="string" calcext:value-type="string">
            <text:p>大選區</text:p>
          </table:table-cell>
          <table:table-cell table:style-name="ce1" office:value-type="string" calcext:value-type="string">
            <text:p>政黨</text:p>
          </table:table-cell>
          <table:table-cell table:style-name="ce1" office:value-type="string" calcext:value-type="string">
            <text:p>子選區</text:p>
          </table:table-cell>
          <table:table-cell table:style-name="ce1" office:value-type="string" calcext:value-type="string">
            <text:p>候選人類別（同框選小的）</text:p>
          </table:table-cell>
          <table:table-cell table:style-name="ce1" office:value-type="string" calcext:value-type="string">
            <text:p>多看板中的哪一個</text:p>
          </table:table-cell>
          <table:table-cell table:style-name="ce1" office:value-type="string" calcext:value-type="string">
            <text:p>看板類別</text:p>
          </table:table-cell>
          <table:table-cell table:style-name="ce1" office:value-type="string" calcext:value-type="string">
            <text:p>思源地圖類別</text:p>
          </table:table-cell>
          <table:table-cell table:style-name="ce1" office:value-type="string" calcext:value-type="string">
            <text:p>思源地圖名稱</text:p>
          </table:table-cell>
          <table:table-cell table:style-name="ce1" office:value-type="string" calcext:value-type="string">
            <text:p>是否有政黨標誌</text:p>
          </table:table-cell>
          <table:table-cell table:style-name="ce1" office:value-type="string" calcext:value-type="string">
            <text:p>主標語</text:p>
          </table:table-cell>
          <table:table-cell table:style-name="ce1" office:value-type="string" calcext:value-type="string">
            <text:p>位置描述資訊</text:p>
          </table:table-cell>
          <table:table-cell table:style-name="ce1" office:value-type="string" calcext:value-type="string">
            <text:p>看板猜測費用總價</text:p>
          </table:table-cell>
          <table:table-cell table:style-name="ce1" office:value-type="string" calcext:value-type="string">
            <text:p>看板費用類別</text:p>
          </table:table-cell>
          <table:table-cell table:style-name="ce1" office:value-type="string" calcext:value-type="string">
            <text:p>imageUrl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01.jpg</text:p>
          </table:table-cell>
          <table:table-cell table:style-name="ce1" office:value-type="float" office:value="24.1215555555555" calcext:value-type="float">
            <text:p>24.1215555555555</text:p>
          </table:table-cell>
          <table:table-cell table:style-name="ce1" office:value-type="float" office:value="120.685638888888" calcext:value-type="float">
            <text:p>120.685638888888</text:p>
          </table:table-cell>
          <table:table-cell table:style-name="ce2" office:value-type="date" office:date-value="2022-08-24T15:49:00" calcext:value-type="date">
            <text:p>2022-08-24 15:49:00</text:p>
          </table:table-cell>
          <table:table-cell/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4T16:14:02" calcext:value-type="date">
            <text:p>2022-08-24 16:14:02</text:p>
          </table:table-cell>
          <table:table-cell table:style-name="ce2" office:value-type="date" office:date-value="2022-08-28T17:48:19" calcext:value-type="date">
            <text:p>2022-08-28 17:48:19</text:p>
          </table:table-cell>
          <table:table-cell table:style-name="ce1" office:value-type="string" calcext:value-type="string">
            <text:p>鄭伯其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大里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5ddca10be15acc2c8d124.jpg" xlink:type="simple">https://commutag.agawork.tw//static/upload/dataset/630573b110be1564a1c8d123/image/6305ddca10be15acc2c8d124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02.jpg</text:p>
          </table:table-cell>
          <table:table-cell table:style-name="ce1" office:value-type="float" office:value="24.1217777777777" calcext:value-type="float">
            <text:p>24.1217777777777</text:p>
          </table:table-cell>
          <table:table-cell table:style-name="ce1" office:value-type="float" office:value="120.685202777777" calcext:value-type="float">
            <text:p>120.685202777777</text:p>
          </table:table-cell>
          <table:table-cell table:style-name="ce2" office:value-type="date" office:date-value="2022-08-24T15:49:00" calcext:value-type="date">
            <text:p>2022-08-24 15:49:00</text:p>
          </table:table-cell>
          <table:table-cell/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4T16:15:00" calcext:value-type="date">
            <text:p>2022-08-24 16:15:00</text:p>
          </table:table-cell>
          <table:table-cell table:style-name="ce2" office:value-type="date" office:date-value="2022-08-28T17:49:02" calcext:value-type="date">
            <text:p>2022-08-28 17:49:02</text:p>
          </table:table-cell>
          <table:table-cell table:style-name="ce1" office:value-type="string" calcext:value-type="string">
            <text:p>林碧秀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大里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5de0410be1520b1c8d125.jpg" xlink:type="simple">https://commutag.agawork.tw//static/upload/dataset/630573b110be1564a1c8d123/image/6305de0410be1520b1c8d125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03.jpg</text:p>
          </table:table-cell>
          <table:table-cell table:style-name="ce1" office:value-type="float" office:value="24.1216833333333" calcext:value-type="float">
            <text:p>24.1216833333333</text:p>
          </table:table-cell>
          <table:table-cell table:style-name="ce1" office:value-type="float" office:value="120.685377777777" calcext:value-type="float">
            <text:p>120.685377777777</text:p>
          </table:table-cell>
          <table:table-cell table:style-name="ce2" office:value-type="date" office:date-value="2022-08-24T15:49:00" calcext:value-type="date">
            <text:p>2022-08-24 15:49:00</text:p>
          </table:table-cell>
          <table:table-cell/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4T16:15:32" calcext:value-type="date">
            <text:p>2022-08-24 16:15:32</text:p>
          </table:table-cell>
          <table:table-cell table:style-name="ce2" office:value-type="date" office:date-value="2022-08-28T17:49:33" calcext:value-type="date">
            <text:p>2022-08-28 17:49:33</text:p>
          </table:table-cell>
          <table:table-cell table:style-name="ce1" office:value-type="string" calcext:value-type="string">
            <text:p>李天生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進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5de2410be155301c8d126.jpg" xlink:type="simple">https://commutag.agawork.tw//static/upload/dataset/630573b110be1564a1c8d123/image/6305de2410be155301c8d126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04.jpg</text:p>
          </table:table-cell>
          <table:table-cell table:style-name="ce1" office:value-type="float" office:value="24.1223111111111" calcext:value-type="float">
            <text:p>24.1223111111111</text:p>
          </table:table-cell>
          <table:table-cell table:style-name="ce1" office:value-type="float" office:value="120.683975" calcext:value-type="float">
            <text:p>120.683975</text:p>
          </table:table-cell>
          <table:table-cell table:style-name="ce2" office:value-type="date" office:date-value="2022-08-24T15:48:00" calcext:value-type="date">
            <text:p>2022-08-24 15:48:00</text:p>
          </table:table-cell>
          <table:table-cell/>
          <table:table-cell table:style-name="ce1" office:value-type="string" calcext:value-type="string">
            <text:p>5f16b3799da4ec1711d623b4_C. H. Chen</text:p>
          </table:table-cell>
          <table:table-cell table:number-columns-repeated="2" table:style-name="ce1" office:value-type="string" calcext:value-type="string">
            <text:p>5e748a1d4894f400bb0cf7df_哈爸</text:p>
          </table:table-cell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4T16:16:32" calcext:value-type="date">
            <text:p>2022-08-24 16:16:32</text:p>
          </table:table-cell>
          <table:table-cell table:style-name="ce2" office:value-type="date" office:date-value="2022-08-28T17:51:05" calcext:value-type="date">
            <text:p>2022-08-28 17:51:05</text:p>
          </table:table-cell>
          <table:table-cell table:style-name="ce1" office:value-type="string" calcext:value-type="string">
            <text:p>鄒明彥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時代力量</text:p>
          </table:table-cell>
          <table:table-cell table:style-name="ce1" office:value-type="string" calcext:value-type="string">
            <text:p>大里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5de6010be158ff0c8d127.jpg" xlink:type="simple">https://commutag.agawork.tw//static/upload/dataset/630573b110be1564a1c8d123/image/6305de6010be158ff0c8d127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05.jpg</text:p>
          </table:table-cell>
          <table:table-cell table:style-name="ce1" office:value-type="float" office:value="24.1272555555555" calcext:value-type="float">
            <text:p>24.1272555555555</text:p>
          </table:table-cell>
          <table:table-cell table:style-name="ce1" office:value-type="float" office:value="120.678833333333" calcext:value-type="float">
            <text:p>120.678833333333</text:p>
          </table:table-cell>
          <table:table-cell table:style-name="ce2" office:value-type="date" office:date-value="2022-08-24T15:42:00" calcext:value-type="date">
            <text:p>2022-08-24 15:42:00</text:p>
          </table:table-cell>
          <table:table-cell/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4T16:17:39" calcext:value-type="date">
            <text:p>2022-08-24 16:17:39</text:p>
          </table:table-cell>
          <table:table-cell table:style-name="ce2" office:value-type="date" office:date-value="2022-08-28T17:51:50" calcext:value-type="date">
            <text:p>2022-08-28 17:51:50</text:p>
          </table:table-cell>
          <table:table-cell table:style-name="ce1" office:value-type="string" calcext:value-type="string">
            <text:p>鄭功進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進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5dea310be157a5bc8d128.jpg" xlink:type="simple">https://commutag.agawork.tw//static/upload/dataset/630573b110be1564a1c8d123/image/6305dea310be157a5bc8d128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06.jpg</text:p>
          </table:table-cell>
          <table:table-cell table:style-name="ce1" office:value-type="float" office:value="24.1321111111111" calcext:value-type="float">
            <text:p>24.1321111111111</text:p>
          </table:table-cell>
          <table:table-cell table:style-name="ce1" office:value-type="float" office:value="120.676552777777" calcext:value-type="float">
            <text:p>120.676552777777</text:p>
          </table:table-cell>
          <table:table-cell table:style-name="ce2" office:value-type="date" office:date-value="2022-08-24T15:40:00" calcext:value-type="date">
            <text:p>2022-08-24 15:40:00</text:p>
          </table:table-cell>
          <table:table-cell/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4T16:18:20" calcext:value-type="date">
            <text:p>2022-08-24 16:18:20</text:p>
          </table:table-cell>
          <table:table-cell table:style-name="ce2" office:value-type="date" office:date-value="2022-08-28T17:53:14" calcext:value-type="date">
            <text:p>2022-08-28 17:53:14</text:p>
          </table:table-cell>
          <table:table-cell table:style-name="ce1" office:value-type="string" calcext:value-type="string">
            <text:p>鄭功進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進黨</text:p>
          </table:table-cell>
          <table:table-cell table:style-name="ce1" office:value-type="string" calcext:value-type="string">
            <text:p>大里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左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5decc10be15e354c8d129.jpg" xlink:type="simple">https://commutag.agawork.tw//static/upload/dataset/630573b110be1564a1c8d123/image/6305decc10be15e354c8d129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07.jpg</text:p>
          </table:table-cell>
          <table:table-cell table:style-name="ce1" office:value-type="float" office:value="24.1373638888888" calcext:value-type="float">
            <text:p>24.1373638888888</text:p>
          </table:table-cell>
          <table:table-cell table:style-name="ce1" office:value-type="float" office:value="120.670655555555" calcext:value-type="float">
            <text:p>120.670655555555</text:p>
          </table:table-cell>
          <table:table-cell table:style-name="ce2" office:value-type="date" office:date-value="2022-08-24T15:36:00" calcext:value-type="date">
            <text:p>2022-08-24 15:36:00</text:p>
          </table:table-cell>
          <table:table-cell/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4T16:18:51" calcext:value-type="date">
            <text:p>2022-08-24 16:18:51</text:p>
          </table:table-cell>
          <table:table-cell table:style-name="ce2" office:value-type="date" office:date-value="2022-08-28T17:53:56" calcext:value-type="date">
            <text:p>2022-08-28 17:53:56</text:p>
          </table:table-cell>
          <table:table-cell table:style-name="ce1" office:value-type="string" calcext:value-type="string">
            <text:p>許瑞宏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眾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5deeb10be155d8dc8d12a.jpg" xlink:type="simple">https://commutag.agawork.tw//static/upload/dataset/630573b110be1564a1c8d123/image/6305deeb10be155d8dc8d12a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08.jpg</text:p>
          </table:table-cell>
          <table:table-cell table:style-name="ce1" office:value-type="float" office:value="24.1360861111111" calcext:value-type="float">
            <text:p>24.1360861111111</text:p>
          </table:table-cell>
          <table:table-cell table:style-name="ce1" office:value-type="float" office:value="120.671197222222" calcext:value-type="float">
            <text:p>120.671197222222</text:p>
          </table:table-cell>
          <table:table-cell table:style-name="ce2" office:value-type="date" office:date-value="2022-08-24T15:34:00" calcext:value-type="date">
            <text:p>2022-08-24 15:34:00</text:p>
          </table:table-cell>
          <table:table-cell/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4T16:19:14" calcext:value-type="date">
            <text:p>2022-08-24 16:19:14</text:p>
          </table:table-cell>
          <table:table-cell table:style-name="ce2" office:value-type="date" office:date-value="2022-08-28T17:54:56" calcext:value-type="date">
            <text:p>2022-08-28 17:54:56</text:p>
          </table:table-cell>
          <table:table-cell table:style-name="ce1" office:value-type="string" calcext:value-type="string">
            <text:p>許瑞宏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眾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5df0210be154ffec8d12b.jpg" xlink:type="simple">https://commutag.agawork.tw//static/upload/dataset/630573b110be1564a1c8d123/image/6305df0210be154ffec8d12b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09.jpg</text:p>
          </table:table-cell>
          <table:table-cell table:style-name="ce1" office:value-type="float" office:value="24.1508027777777" calcext:value-type="float">
            <text:p>24.1508027777777</text:p>
          </table:table-cell>
          <table:table-cell table:style-name="ce1" office:value-type="float" office:value="120.651213888888" calcext:value-type="float">
            <text:p>120.651213888888</text:p>
          </table:table-cell>
          <table:table-cell table:style-name="ce2" office:value-type="date" office:date-value="2022-08-24T15:22:00" calcext:value-type="date">
            <text:p>2022-08-24 15:22:00</text:p>
          </table:table-cell>
          <table:table-cell/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4T16:19:41" calcext:value-type="date">
            <text:p>2022-08-24 16:19:41</text:p>
          </table:table-cell>
          <table:table-cell table:style-name="ce2" office:value-type="date" office:date-value="2022-08-28T17:56:18" calcext:value-type="date">
            <text:p>2022-08-28 17:56:18</text:p>
          </table:table-cell>
          <table:table-cell table:style-name="ce1" office:value-type="string" calcext:value-type="string">
            <text:p>許瑞宏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眾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上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5df1d10be15cb2dc8d12c.jpg" xlink:type="simple">https://commutag.agawork.tw//static/upload/dataset/630573b110be1564a1c8d123/image/6305df1d10be15cb2dc8d12c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10.jpg</text:p>
          </table:table-cell>
          <table:table-cell table:style-name="ce1" office:value-type="float" office:value="24.140175" calcext:value-type="float">
            <text:p>24.140175</text:p>
          </table:table-cell>
          <table:table-cell table:style-name="ce1" office:value-type="float" office:value="120.647177777777" calcext:value-type="float">
            <text:p>120.647177777777</text:p>
          </table:table-cell>
          <table:table-cell table:style-name="ce2" office:value-type="date" office:date-value="2022-08-24T14:51:00" calcext:value-type="date">
            <text:p>2022-08-24 14:51:00</text:p>
          </table:table-cell>
          <table:table-cell/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4T16:20:08" calcext:value-type="date">
            <text:p>2022-08-24 16:20:08</text:p>
          </table:table-cell>
          <table:table-cell table:style-name="ce2" office:value-type="date" office:date-value="2022-08-28T17:57:13" calcext:value-type="date">
            <text:p>2022-08-28 17:57:13</text:p>
          </table:table-cell>
          <table:table-cell table:style-name="ce1" office:value-type="string" calcext:value-type="string">
            <text:p>何文海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進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5df3810be1533efc8d12d.jpg" xlink:type="simple">https://commutag.agawork.tw//static/upload/dataset/630573b110be1564a1c8d123/image/6305df3810be1533efc8d12d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11.jpg</text:p>
          </table:table-cell>
          <table:table-cell table:style-name="ce1" office:value-type="float" office:value="24.1401722222222" calcext:value-type="float">
            <text:p>24.1401722222222</text:p>
          </table:table-cell>
          <table:table-cell table:style-name="ce1" office:value-type="float" office:value="120.648222222222" calcext:value-type="float">
            <text:p>120.648222222222</text:p>
          </table:table-cell>
          <table:table-cell table:style-name="ce2" office:value-type="date" office:date-value="2022-08-24T14:51:00" calcext:value-type="date">
            <text:p>2022-08-24 14:51:00</text:p>
          </table:table-cell>
          <table:table-cell/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4T16:20:59" calcext:value-type="date">
            <text:p>2022-08-24 16:20:59</text:p>
          </table:table-cell>
          <table:table-cell table:style-name="ce2" office:value-type="date" office:date-value="2022-08-28T17:58:50" calcext:value-type="date">
            <text:p>2022-08-28 17:58:50</text:p>
          </table:table-cell>
          <table:table-cell table:style-name="ce1" office:value-type="string" calcext:value-type="string">
            <text:p>朱暖英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右上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5df6b10be155df3c8d12e.jpg" xlink:type="simple">https://commutag.agawork.tw//static/upload/dataset/630573b110be1564a1c8d123/image/6305df6b10be155df3c8d12e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12.jpg</text:p>
          </table:table-cell>
          <table:table-cell table:style-name="ce1" office:value-type="float" office:value="24.1401083333333" calcext:value-type="float">
            <text:p>24.1401083333333</text:p>
          </table:table-cell>
          <table:table-cell table:style-name="ce1" office:value-type="float" office:value="120.650819444444" calcext:value-type="float">
            <text:p>120.650819444444</text:p>
          </table:table-cell>
          <table:table-cell table:style-name="ce2" office:value-type="date" office:date-value="2022-08-24T14:49:00" calcext:value-type="date">
            <text:p>2022-08-24 14:49:00</text:p>
          </table:table-cell>
          <table:table-cell/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4T16:21:18" calcext:value-type="date">
            <text:p>2022-08-24 16:21:18</text:p>
          </table:table-cell>
          <table:table-cell table:style-name="ce2" office:value-type="date" office:date-value="2022-08-24T20:19:46" calcext:value-type="date">
            <text:p>2022-08-24 20:19:46</text:p>
          </table:table-cell>
          <table:table-cell table:style-name="ce1" office:value-type="string" calcext:value-type="string">
            <text:p>蔡其昌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進黨</text:p>
          </table:table-cell>
          <table:table-cell/>
          <table:table-cell table:style-name="ce1" office:value-type="string" calcext:value-type="string">
            <text:p>縣市長</text:p>
          </table:table-cell>
          <table:table-cell table:style-name="ce1" office:value-type="string" calcext:value-type="string">
            <text:p>只有一個</text:p>
          </table:table-cell>
          <table:table-cell table:number-columns-repeated="8"/>
          <table:table-cell table:style-name="ce3" office:value-type="string" calcext:value-type="string">
            <text:p><text:a xlink:href="https://commutag.agawork.tw//static/upload/dataset/630573b110be1564a1c8d123/image/6305df7e10be15ca0dc8d12f.jpg" xlink:type="simple">https://commutag.agawork.tw//static/upload/dataset/630573b110be1564a1c8d123/image/6305df7e10be15ca0dc8d12f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13.jpg</text:p>
          </table:table-cell>
          <table:table-cell table:style-name="ce1" office:value-type="float" office:value="24.7981546791706" calcext:value-type="float">
            <text:p>24.7981546791706</text:p>
          </table:table-cell>
          <table:table-cell table:style-name="ce1" office:value-type="float" office:value="120.996653437614" calcext:value-type="float">
            <text:p>120.996653437614</text:p>
          </table:table-cell>
          <table:table-cell table:style-name="ce2" office:value-type="date" office:date-value="2022-08-25T12:20:00" calcext:value-type="date">
            <text:p>2022-08-25 12:20:00</text:p>
          </table:table-cell>
          <table:table-cell/>
          <table:table-cell table:number-columns-repeated="2"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5T12:21:43" calcext:value-type="date">
            <text:p>2022-08-25 12:21:43</text:p>
          </table:table-cell>
          <table:table-cell table:style-name="ce2" office:value-type="date" office:date-value="2022-08-28T17:59:55" calcext:value-type="date">
            <text:p>2022-08-28 17:59:55</text:p>
          </table:table-cell>
          <table:table-cell table:style-name="ce1" office:value-type="string" calcext:value-type="string">
            <text:p>黃文政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6f8d710be1538f3c8d130.jpg" xlink:type="simple">https://commutag.agawork.tw//static/upload/dataset/630573b110be1564a1c8d123/image/6306f8d710be1538f3c8d130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14.jpg</text:p>
          </table:table-cell>
          <table:table-cell table:style-name="ce1" office:value-type="float" office:value="24.8010777525877" calcext:value-type="float">
            <text:p>24.8010777525877</text:p>
          </table:table-cell>
          <table:table-cell table:style-name="ce1" office:value-type="float" office:value="120.975022979719" calcext:value-type="float">
            <text:p>120.975022979719</text:p>
          </table:table-cell>
          <table:table-cell table:style-name="ce2" office:value-type="date" office:date-value="2022-08-26T10:02:00" calcext:value-type="date">
            <text:p>2022-08-26 10:02:00</text:p>
          </table:table-cell>
          <table:table-cell/>
          <table:table-cell table:number-columns-repeated="2"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6T10:03:39" calcext:value-type="date">
            <text:p>2022-08-26 10:03:39</text:p>
          </table:table-cell>
          <table:table-cell table:style-name="ce2" office:value-type="date" office:date-value="2022-08-28T18:00:13" calcext:value-type="date">
            <text:p>2022-08-28 18:00:13</text:p>
          </table:table-cell>
          <table:table-cell table:style-name="ce1" office:value-type="string" calcext:value-type="string">
            <text:p>林志雅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829fb10be1527c5c8d131.jpg" xlink:type="simple">https://commutag.agawork.tw//static/upload/dataset/630573b110be1564a1c8d123/image/630829fb10be1527c5c8d131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15.jpg</text:p>
          </table:table-cell>
          <table:table-cell table:style-name="ce1" office:value-type="float" office:value="24.7972235723049" calcext:value-type="float">
            <text:p>24.7972235723049</text:p>
          </table:table-cell>
          <table:table-cell table:style-name="ce1" office:value-type="float" office:value="120.985359356126" calcext:value-type="float">
            <text:p>120.985359356126</text:p>
          </table:table-cell>
          <table:table-cell table:style-name="ce2" office:value-type="date" office:date-value="2022-08-26T10:09:00" calcext:value-type="date">
            <text:p>2022-08-26 10:09:00</text:p>
          </table:table-cell>
          <table:table-cell/>
          <table:table-cell table:number-columns-repeated="2"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6T10:09:50" calcext:value-type="date">
            <text:p>2022-08-26 10:09:50</text:p>
          </table:table-cell>
          <table:table-cell table:style-name="ce2" office:value-type="date" office:date-value="2022-08-28T18:00:26" calcext:value-type="date">
            <text:p>2022-08-28 18:00:26</text:p>
          </table:table-cell>
          <table:table-cell table:style-name="ce1" office:value-type="string" calcext:value-type="string">
            <text:p>黃文政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82b6e10be15508cc8d132.jpg" xlink:type="simple">https://commutag.agawork.tw//static/upload/dataset/630573b110be1564a1c8d123/image/63082b6e10be15508cc8d132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16.jpg</text:p>
          </table:table-cell>
          <table:table-cell table:style-name="ce1" office:value-type="float" office:value="24.7998865567576" calcext:value-type="float">
            <text:p>24.7998865567576</text:p>
          </table:table-cell>
          <table:table-cell table:style-name="ce1" office:value-type="float" office:value="120.99097873353" calcext:value-type="float">
            <text:p>120.99097873353</text:p>
          </table:table-cell>
          <table:table-cell table:style-name="ce2" office:value-type="date" office:date-value="2022-08-26T10:12:00" calcext:value-type="date">
            <text:p>2022-08-26 10:12:00</text:p>
          </table:table-cell>
          <table:table-cell/>
          <table:table-cell table:number-columns-repeated="2"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6T10:12:43" calcext:value-type="date">
            <text:p>2022-08-26 10:12:43</text:p>
          </table:table-cell>
          <table:table-cell table:style-name="ce2" office:value-type="date" office:date-value="2022-08-28T18:00:39" calcext:value-type="date">
            <text:p>2022-08-28 18:00:39</text:p>
          </table:table-cell>
          <table:table-cell table:style-name="ce1" office:value-type="string" calcext:value-type="string">
            <text:p>張文興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82c1b10be1558ddc8d133.jpg" xlink:type="simple">https://commutag.agawork.tw//static/upload/dataset/630573b110be1564a1c8d123/image/63082c1b10be1558ddc8d133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17.jpg</text:p>
          </table:table-cell>
          <table:table-cell table:style-name="ce1" office:value-type="float" office:value="24.1284861111111" calcext:value-type="float">
            <text:p>24.1284861111111</text:p>
          </table:table-cell>
          <table:table-cell table:style-name="ce1" office:value-type="float" office:value="120.708161111111" calcext:value-type="float">
            <text:p>120.708161111111</text:p>
          </table:table-cell>
          <table:table-cell table:style-name="ce2" office:value-type="date" office:date-value="2022-08-25T16:15:00" calcext:value-type="date">
            <text:p>2022-08-25 16:15:00</text:p>
          </table:table-cell>
          <table:table-cell/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6T14:53:07" calcext:value-type="date">
            <text:p>2022-08-26 14:53:07</text:p>
          </table:table-cell>
          <table:table-cell table:style-name="ce2" office:value-type="date" office:date-value="2022-08-28T18:00:54" calcext:value-type="date">
            <text:p>2022-08-28 18:00:54</text:p>
          </table:table-cell>
          <table:table-cell table:style-name="ce1" office:value-type="string" calcext:value-type="string">
            <text:p>葉諾凡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眾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左上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86dd310be157b7fc8d134.jpg" xlink:type="simple">https://commutag.agawork.tw//static/upload/dataset/630573b110be1564a1c8d123/image/63086dd310be157b7fc8d134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18.jpg</text:p>
          </table:table-cell>
          <table:table-cell table:style-name="ce1" office:value-type="float" office:value="24.1155527777777" calcext:value-type="float">
            <text:p>24.1155527777777</text:p>
          </table:table-cell>
          <table:table-cell table:style-name="ce1" office:value-type="float" office:value="120.726652777777" calcext:value-type="float">
            <text:p>120.726652777777</text:p>
          </table:table-cell>
          <table:table-cell table:style-name="ce2" office:value-type="date" office:date-value="2022-08-26T09:52:00" calcext:value-type="date">
            <text:p>2022-08-26 9:52:00</text:p>
          </table:table-cell>
          <table:table-cell/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6T14:53:55" calcext:value-type="date">
            <text:p>2022-08-26 14:53:55</text:p>
          </table:table-cell>
          <table:table-cell table:style-name="ce2" office:value-type="date" office:date-value="2022-08-28T18:01:26" calcext:value-type="date">
            <text:p>2022-08-28 18:01:26</text:p>
          </table:table-cell>
          <table:table-cell table:style-name="ce1" office:value-type="string" calcext:value-type="string">
            <text:p>黃佳恬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右上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86e0310be15d0cec8d135.jpg" xlink:type="simple">https://commutag.agawork.tw//static/upload/dataset/630573b110be1564a1c8d123/image/63086e0310be15d0cec8d135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19.jpg</text:p>
          </table:table-cell>
          <table:table-cell table:style-name="ce1" office:value-type="float" office:value="24.1114527777777" calcext:value-type="float">
            <text:p>24.1114527777777</text:p>
          </table:table-cell>
          <table:table-cell table:style-name="ce1" office:value-type="float" office:value="120.695144444444" calcext:value-type="float">
            <text:p>120.695144444444</text:p>
          </table:table-cell>
          <table:table-cell table:style-name="ce2" office:value-type="date" office:date-value="2022-08-26T10:58:00" calcext:value-type="date">
            <text:p>2022-08-26 10:58:00</text:p>
          </table:table-cell>
          <table:table-cell/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6T14:54:24" calcext:value-type="date">
            <text:p>2022-08-26 14:54:24</text:p>
          </table:table-cell>
          <table:table-cell table:style-name="ce2" office:value-type="date" office:date-value="2022-08-28T18:01:53" calcext:value-type="date">
            <text:p>2022-08-28 18:01:53</text:p>
          </table:table-cell>
          <table:table-cell table:style-name="ce1" office:value-type="string" calcext:value-type="string">
            <text:p>江和樹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眾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左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86e2010be15c6c4c8d136.jpg" xlink:type="simple">https://commutag.agawork.tw//static/upload/dataset/630573b110be1564a1c8d123/image/63086e2010be15c6c4c8d136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20.jpg</text:p>
          </table:table-cell>
          <table:table-cell table:style-name="ce1" office:value-type="float" office:value="24.1119194444444" calcext:value-type="float">
            <text:p>24.1119194444444</text:p>
          </table:table-cell>
          <table:table-cell table:style-name="ce1" office:value-type="float" office:value="120.692733333333" calcext:value-type="float">
            <text:p>120.692733333333</text:p>
          </table:table-cell>
          <table:table-cell table:style-name="ce2" office:value-type="date" office:date-value="2022-08-26T10:59:00" calcext:value-type="date">
            <text:p>2022-08-26 10:59:00</text:p>
          </table:table-cell>
          <table:table-cell/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6T14:55:07" calcext:value-type="date">
            <text:p>2022-08-26 14:55:07</text:p>
          </table:table-cell>
          <table:table-cell table:style-name="ce2" office:value-type="date" office:date-value="2022-08-28T18:02:09" calcext:value-type="date">
            <text:p>2022-08-28 18:02:09</text:p>
          </table:table-cell>
          <table:table-cell table:style-name="ce1" office:value-type="string" calcext:value-type="string">
            <text:p>林碧秀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左上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86e4b10be1512d8c8d137.jpg" xlink:type="simple">https://commutag.agawork.tw//static/upload/dataset/630573b110be1564a1c8d123/image/63086e4b10be1512d8c8d137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21.jpg</text:p>
          </table:table-cell>
          <table:table-cell table:style-name="ce1" office:value-type="float" office:value="24.12205" calcext:value-type="float">
            <text:p>24.12205</text:p>
          </table:table-cell>
          <table:table-cell table:style-name="ce1" office:value-type="float" office:value="120.684236111111" calcext:value-type="float">
            <text:p>120.684236111111</text:p>
          </table:table-cell>
          <table:table-cell table:style-name="ce2" office:value-type="date" office:date-value="2022-08-26T13:18:00" calcext:value-type="date">
            <text:p>2022-08-26 13:18:00</text:p>
          </table:table-cell>
          <table:table-cell table:style-name="ce1" office:value-type="string" calcext:value-type="string">
            <text:p>活動宣傳</text:p>
          </table:table-cell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6T14:56:00" calcext:value-type="date">
            <text:p>2022-08-26 14:56:00</text:p>
          </table:table-cell>
          <table:table-cell table:style-name="ce2" office:value-type="date" office:date-value="2022-08-28T18:02:29" calcext:value-type="date">
            <text:p>2022-08-28 18:02:29</text:p>
          </table:table-cell>
          <table:table-cell table:style-name="ce1" office:value-type="string" calcext:value-type="string">
            <text:p>羅廷緯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左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86e8010be15560dc8d138.jpg" xlink:type="simple">https://commutag.agawork.tw//static/upload/dataset/630573b110be1564a1c8d123/image/63086e8010be15560dc8d138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22.jpg</text:p>
          </table:table-cell>
          <table:table-cell table:style-name="ce1" office:value-type="float" office:value="24.1742949880531" calcext:value-type="float">
            <text:p>24.1742949880531</text:p>
          </table:table-cell>
          <table:table-cell table:style-name="ce1" office:value-type="float" office:value="120.667085051536" calcext:value-type="float">
            <text:p>120.667085051536</text:p>
          </table:table-cell>
          <table:table-cell table:style-name="ce2" office:value-type="date" office:date-value="2022-08-26T12:49:00" calcext:value-type="date">
            <text:p>2022-08-26 12:49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6T14:56:14" calcext:value-type="date">
            <text:p>2022-08-26 14:56:14</text:p>
          </table:table-cell>
          <table:table-cell table:style-name="ce2" office:value-type="date" office:date-value="2022-08-28T18:03:41" calcext:value-type="date">
            <text:p>2022-08-28 18:03:41</text:p>
          </table:table-cell>
          <table:table-cell table:style-name="ce1" office:value-type="string" calcext:value-type="string">
            <text:p>高信增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西屯</text:p>
          </table:table-cell>
          <table:table-cell table:style-name="ce1" office:value-type="string" calcext:value-type="string">
            <text:p>其他（如村里長等）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86e8e10be15e0f4c8d139.jpg" xlink:type="simple">https://commutag.agawork.tw//static/upload/dataset/630573b110be1564a1c8d123/image/63086e8e10be15e0f4c8d139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23.jpg</text:p>
          </table:table-cell>
          <table:table-cell table:style-name="ce1" office:value-type="float" office:value="24.1751367497784" calcext:value-type="float">
            <text:p>24.1751367497784</text:p>
          </table:table-cell>
          <table:table-cell table:style-name="ce1" office:value-type="float" office:value="120.671120882007" calcext:value-type="float">
            <text:p>120.671120882007</text:p>
          </table:table-cell>
          <table:table-cell table:style-name="ce2" office:value-type="date" office:date-value="2022-08-27T18:37:00" calcext:value-type="date">
            <text:p>2022-08-27 18:37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19:48:19" calcext:value-type="date">
            <text:p>2022-08-27 19:48:19</text:p>
          </table:table-cell>
          <table:table-cell table:style-name="ce2" office:value-type="date" office:date-value="2022-08-28T18:04:43" calcext:value-type="date">
            <text:p>2022-08-28 18:04:43</text:p>
          </table:table-cell>
          <table:table-cell table:style-name="ce1" office:value-type="string" calcext:value-type="string">
            <text:p>沈佑蓮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048310be15118ec8d13a.jpg" xlink:type="simple">https://commutag.agawork.tw//static/upload/dataset/630573b110be1564a1c8d123/image/630a048310be15118ec8d13a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24.jpg</text:p>
          </table:table-cell>
          <table:table-cell table:style-name="ce1" office:value-type="float" office:value="24.1769588888888" calcext:value-type="float">
            <text:p>24.1769588888888</text:p>
          </table:table-cell>
          <table:table-cell table:style-name="ce1" office:value-type="float" office:value="120.669399694444" calcext:value-type="float">
            <text:p>120.669399694444</text:p>
          </table:table-cell>
          <table:table-cell table:style-name="ce2" office:value-type="date" office:date-value="2022-08-27T18:35:00" calcext:value-type="date">
            <text:p>2022-08-27 18:35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19:50:13" calcext:value-type="date">
            <text:p>2022-08-27 19:50:13</text:p>
          </table:table-cell>
          <table:table-cell table:style-name="ce2" office:value-type="date" office:date-value="2022-08-28T18:05:17" calcext:value-type="date">
            <text:p>2022-08-28 18:05:17</text:p>
          </table:table-cell>
          <table:table-cell table:style-name="ce1" office:value-type="string" calcext:value-type="string">
            <text:p>陳成添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04f510be1522dcc8d13b.jpg" xlink:type="simple">https://commutag.agawork.tw//static/upload/dataset/630573b110be1564a1c8d123/image/630a04f510be1522dcc8d13b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25.jpg</text:p>
          </table:table-cell>
          <table:table-cell table:style-name="ce1" office:value-type="float" office:value="24.1744876388888" calcext:value-type="float">
            <text:p>24.1744876388888</text:p>
          </table:table-cell>
          <table:table-cell table:style-name="ce1" office:value-type="float" office:value="120.676355277777" calcext:value-type="float">
            <text:p>120.676355277777</text:p>
          </table:table-cell>
          <table:table-cell table:style-name="ce2" office:value-type="date" office:date-value="2022-08-27T18:29:00" calcext:value-type="date">
            <text:p>2022-08-27 18:29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19:52:02" calcext:value-type="date">
            <text:p>2022-08-27 19:52:02</text:p>
          </table:table-cell>
          <table:table-cell table:style-name="ce2" office:value-type="date" office:date-value="2022-08-28T18:05:33" calcext:value-type="date">
            <text:p>2022-08-28 18:05:33</text:p>
          </table:table-cell>
          <table:table-cell table:style-name="ce1" office:value-type="string" calcext:value-type="string">
            <text:p>沈佑蓮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056210be153fabc8d13c.jpg" xlink:type="simple">https://commutag.agawork.tw//static/upload/dataset/630573b110be1564a1c8d123/image/630a056210be153fabc8d13c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26.jpg</text:p>
          </table:table-cell>
          <table:table-cell table:style-name="ce1" office:value-type="float" office:value="24.1729363888888" calcext:value-type="float">
            <text:p>24.1729363888888</text:p>
          </table:table-cell>
          <table:table-cell table:style-name="ce1" office:value-type="float" office:value="120.6652785" calcext:value-type="float">
            <text:p>120.6652785</text:p>
          </table:table-cell>
          <table:table-cell table:style-name="ce2" office:value-type="date" office:date-value="2022-08-27T20:07:00" calcext:value-type="date">
            <text:p>2022-08-27 20:07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0:19:11" calcext:value-type="date">
            <text:p>2022-08-27 20:19:11</text:p>
          </table:table-cell>
          <table:table-cell table:style-name="ce2" office:value-type="date" office:date-value="2022-08-28T18:05:49" calcext:value-type="date">
            <text:p>2022-08-28 18:05:49</text:p>
          </table:table-cell>
          <table:table-cell table:style-name="ce1" office:value-type="string" calcext:value-type="string">
            <text:p>羅東霖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進黨</text:p>
          </table:table-cell>
          <table:table-cell table:style-name="ce1" office:value-type="string" calcext:value-type="string">
            <text:p>西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0bbf10be1505b2c8d13d.jpg" xlink:type="simple">https://commutag.agawork.tw//static/upload/dataset/630573b110be1564a1c8d123/image/630a0bbf10be1505b2c8d13d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27.jpg</text:p>
          </table:table-cell>
          <table:table-cell table:style-name="ce1" office:value-type="float" office:value="24.1317739097799" calcext:value-type="float">
            <text:p>24.1317739097799</text:p>
          </table:table-cell>
          <table:table-cell table:style-name="ce1" office:value-type="float" office:value="120.676673948764" calcext:value-type="float">
            <text:p>120.676673948764</text:p>
          </table:table-cell>
          <table:table-cell table:style-name="ce2" office:value-type="date" office:date-value="2022-08-27T15:41:00" calcext:value-type="date">
            <text:p>2022-08-27 15:41:00</text:p>
          </table:table-cell>
          <table:table-cell table:style-name="ce1" office:value-type="string" calcext:value-type="string">
            <text:p>0827 更新</text:p>
          </table:table-cell>
          <table:table-cell table:style-name="ce1" office:value-type="string" calcext:value-type="string">
            <text:p>5f16b3799da4ec1711d623b4_C. H. C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1:43:45" calcext:value-type="date">
            <text:p>2022-08-27 21:43:45</text:p>
          </table:table-cell>
          <table:table-cell table:style-name="ce2" office:value-type="date" office:date-value="2022-08-28T18:06:06" calcext:value-type="date">
            <text:p>2022-08-28 18:06:06</text:p>
          </table:table-cell>
          <table:table-cell table:style-name="ce1" office:value-type="string" calcext:value-type="string">
            <text:p>李中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左上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1f9110be159cb5c8d13e.jpg" xlink:type="simple">https://commutag.agawork.tw//static/upload/dataset/630573b110be1564a1c8d123/image/630a1f9110be159cb5c8d13e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28.jpg</text:p>
          </table:table-cell>
          <table:table-cell table:style-name="ce1" office:value-type="float" office:value="24.1759246728748" calcext:value-type="float">
            <text:p>24.1759246728748</text:p>
          </table:table-cell>
          <table:table-cell table:style-name="ce1" office:value-type="float" office:value="120.672916173934" calcext:value-type="float">
            <text:p>120.672916173934</text:p>
          </table:table-cell>
          <table:table-cell table:style-name="ce2" office:value-type="date" office:date-value="2022-08-27T18:30:00" calcext:value-type="date">
            <text:p>2022-08-27 18:30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2:41:55" calcext:value-type="date">
            <text:p>2022-08-27 22:41:55</text:p>
          </table:table-cell>
          <table:table-cell table:style-name="ce2" office:value-type="date" office:date-value="2022-08-28T18:06:19" calcext:value-type="date">
            <text:p>2022-08-28 18:06:19</text:p>
          </table:table-cell>
          <table:table-cell table:style-name="ce1" office:value-type="string" calcext:value-type="string">
            <text:p>曾朝榮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進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2d3310be15705dc8d13f.jpg" xlink:type="simple">https://commutag.agawork.tw//static/upload/dataset/630573b110be1564a1c8d123/image/630a2d3310be15705dc8d13f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29.jpg</text:p>
          </table:table-cell>
          <table:table-cell table:style-name="ce1" office:value-type="float" office:value="24.1749931666666" calcext:value-type="float">
            <text:p>24.1749931666666</text:p>
          </table:table-cell>
          <table:table-cell table:style-name="ce1" office:value-type="float" office:value="120.68037025" calcext:value-type="float">
            <text:p>120.68037025</text:p>
          </table:table-cell>
          <table:table-cell table:style-name="ce2" office:value-type="date" office:date-value="2022-08-27T18:26:00" calcext:value-type="date">
            <text:p>2022-08-27 18:26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2:42:47" calcext:value-type="date">
            <text:p>2022-08-27 22:42:47</text:p>
          </table:table-cell>
          <table:table-cell table:style-name="ce2" office:value-type="date" office:date-value="2022-08-28T18:06:40" calcext:value-type="date">
            <text:p>2022-08-28 18:06:40</text:p>
          </table:table-cell>
          <table:table-cell table:style-name="ce1" office:value-type="string" calcext:value-type="string">
            <text:p>賴順仁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上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2d6710be1533b1c8d140.jpg" xlink:type="simple">https://commutag.agawork.tw//static/upload/dataset/630573b110be1564a1c8d123/image/630a2d6710be1533b1c8d140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30.jpg</text:p>
          </table:table-cell>
          <table:table-cell table:style-name="ce1" office:value-type="float" office:value="24.1835006944444" calcext:value-type="float">
            <text:p>24.1835006944444</text:p>
          </table:table-cell>
          <table:table-cell table:style-name="ce1" office:value-type="float" office:value="120.686029166666" calcext:value-type="float">
            <text:p>120.686029166666</text:p>
          </table:table-cell>
          <table:table-cell table:style-name="ce2" office:value-type="date" office:date-value="2022-08-27T18:16:00" calcext:value-type="date">
            <text:p>2022-08-27 18:16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2:47:13" calcext:value-type="date">
            <text:p>2022-08-27 22:47:13</text:p>
          </table:table-cell>
          <table:table-cell table:style-name="ce2" office:value-type="date" office:date-value="2022-08-28T18:06:58" calcext:value-type="date">
            <text:p>2022-08-28 18:06:58</text:p>
          </table:table-cell>
          <table:table-cell table:style-name="ce1" office:value-type="string" calcext:value-type="string">
            <text:p>曾朝榮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進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2e7110be1559cfc8d141.jpg" xlink:type="simple">https://commutag.agawork.tw//static/upload/dataset/630573b110be1564a1c8d123/image/630a2e7110be1559cfc8d141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31.jpg</text:p>
          </table:table-cell>
          <table:table-cell table:style-name="ce1" office:value-type="float" office:value="24.1835006944444" calcext:value-type="float">
            <text:p>24.1835006944444</text:p>
          </table:table-cell>
          <table:table-cell table:style-name="ce1" office:value-type="float" office:value="120.686029166666" calcext:value-type="float">
            <text:p>120.686029166666</text:p>
          </table:table-cell>
          <table:table-cell table:style-name="ce2" office:value-type="date" office:date-value="2022-08-27T18:16:00" calcext:value-type="date">
            <text:p>2022-08-27 18:16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2:48:11" calcext:value-type="date">
            <text:p>2022-08-27 22:48:11</text:p>
          </table:table-cell>
          <table:table-cell table:style-name="ce2" office:value-type="date" office:date-value="2022-08-28T18:07:15" calcext:value-type="date">
            <text:p>2022-08-28 18:07:15</text:p>
          </table:table-cell>
          <table:table-cell table:style-name="ce1" office:value-type="string" calcext:value-type="string">
            <text:p>陳成添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上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2eab10be15f004c8d142.jpg" xlink:type="simple">https://commutag.agawork.tw//static/upload/dataset/630573b110be1564a1c8d123/image/630a2eab10be15f004c8d142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32.jpg</text:p>
          </table:table-cell>
          <table:table-cell table:style-name="ce1" office:value-type="float" office:value="24.1886287777777" calcext:value-type="float">
            <text:p>24.1886287777777</text:p>
          </table:table-cell>
          <table:table-cell table:style-name="ce1" office:value-type="float" office:value="120.685950777777" calcext:value-type="float">
            <text:p>120.685950777777</text:p>
          </table:table-cell>
          <table:table-cell table:style-name="ce2" office:value-type="date" office:date-value="2022-08-27T18:13:00" calcext:value-type="date">
            <text:p>2022-08-27 18:13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2:49:21" calcext:value-type="date">
            <text:p>2022-08-27 22:49:21</text:p>
          </table:table-cell>
          <table:table-cell table:style-name="ce2" office:value-type="date" office:date-value="2022-08-28T18:07:42" calcext:value-type="date">
            <text:p>2022-08-28 18:07:42</text:p>
          </table:table-cell>
          <table:table-cell table:style-name="ce1" office:value-type="string" calcext:value-type="string">
            <text:p>陳成添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左上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2ef110be150bc7c8d143.jpg" xlink:type="simple">https://commutag.agawork.tw//static/upload/dataset/630573b110be1564a1c8d123/image/630a2ef110be150bc7c8d143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33.jpg</text:p>
          </table:table-cell>
          <table:table-cell table:style-name="ce1" office:value-type="float" office:value="24.1936186666666" calcext:value-type="float">
            <text:p>24.1936186666666</text:p>
          </table:table-cell>
          <table:table-cell table:style-name="ce1" office:value-type="float" office:value="120.686098388888" calcext:value-type="float">
            <text:p>120.686098388888</text:p>
          </table:table-cell>
          <table:table-cell table:style-name="ce2" office:value-type="date" office:date-value="2022-08-27T18:06:00" calcext:value-type="date">
            <text:p>2022-08-27 18:06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2:50:26" calcext:value-type="date">
            <text:p>2022-08-27 22:50:26</text:p>
          </table:table-cell>
          <table:table-cell table:style-name="ce2" office:value-type="date" office:date-value="2022-08-28T18:07:59" calcext:value-type="date">
            <text:p>2022-08-28 18:07:59</text:p>
          </table:table-cell>
          <table:table-cell table:style-name="ce1" office:value-type="string" calcext:value-type="string">
            <text:p>陳成添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2f3210be1512d5c8d144.jpg" xlink:type="simple">https://commutag.agawork.tw//static/upload/dataset/630573b110be1564a1c8d123/image/630a2f3210be1512d5c8d144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34.jpg</text:p>
          </table:table-cell>
          <table:table-cell table:style-name="ce1" office:value-type="float" office:value="24.1886287777777" calcext:value-type="float">
            <text:p>24.1886287777777</text:p>
          </table:table-cell>
          <table:table-cell table:style-name="ce1" office:value-type="float" office:value="120.685950777777" calcext:value-type="float">
            <text:p>120.685950777777</text:p>
          </table:table-cell>
          <table:table-cell table:style-name="ce2" office:value-type="date" office:date-value="2022-08-27T18:13:00" calcext:value-type="date">
            <text:p>2022-08-27 18:13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2:52:00" calcext:value-type="date">
            <text:p>2022-08-27 22:52:00</text:p>
          </table:table-cell>
          <table:table-cell table:style-name="ce2" office:value-type="date" office:date-value="2022-08-28T18:08:15" calcext:value-type="date">
            <text:p>2022-08-28 18:08:15</text:p>
          </table:table-cell>
          <table:table-cell table:style-name="ce1" office:value-type="string" calcext:value-type="string">
            <text:p>賴順仁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右上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2f9010be1549e0c8d145.jpg" xlink:type="simple">https://commutag.agawork.tw//static/upload/dataset/630573b110be1564a1c8d123/image/630a2f9010be1549e0c8d145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35.jpg</text:p>
          </table:table-cell>
          <table:table-cell table:style-name="ce1" office:value-type="float" office:value="24.1749931666666" calcext:value-type="float">
            <text:p>24.1749931666666</text:p>
          </table:table-cell>
          <table:table-cell table:style-name="ce1" office:value-type="float" office:value="120.68037025" calcext:value-type="float">
            <text:p>120.68037025</text:p>
          </table:table-cell>
          <table:table-cell table:style-name="ce2" office:value-type="date" office:date-value="2022-08-27T18:26:00" calcext:value-type="date">
            <text:p>2022-08-27 18:26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2:52:43" calcext:value-type="date">
            <text:p>2022-08-27 22:52:43</text:p>
          </table:table-cell>
          <table:table-cell table:style-name="ce2" office:value-type="date" office:date-value="2022-08-28T18:08:30" calcext:value-type="date">
            <text:p>2022-08-28 18:08:30</text:p>
          </table:table-cell>
          <table:table-cell table:style-name="ce1" office:value-type="string" calcext:value-type="string">
            <text:p>謝家宜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進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2fbb10be15637dc8d146.jpg" xlink:type="simple">https://commutag.agawork.tw//static/upload/dataset/630573b110be1564a1c8d123/image/630a2fbb10be15637dc8d146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36.jpg</text:p>
          </table:table-cell>
          <table:table-cell table:style-name="ce1" office:value-type="float" office:value="24.1886287777777" calcext:value-type="float">
            <text:p>24.1886287777777</text:p>
          </table:table-cell>
          <table:table-cell table:style-name="ce1" office:value-type="float" office:value="120.685950777777" calcext:value-type="float">
            <text:p>120.685950777777</text:p>
          </table:table-cell>
          <table:table-cell table:style-name="ce2" office:value-type="date" office:date-value="2022-08-27T18:13:00" calcext:value-type="date">
            <text:p>2022-08-27 18:13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2:53:24" calcext:value-type="date">
            <text:p>2022-08-27 22:53:24</text:p>
          </table:table-cell>
          <table:table-cell table:style-name="ce2" office:value-type="date" office:date-value="2022-08-28T18:08:45" calcext:value-type="date">
            <text:p>2022-08-28 18:08:45</text:p>
          </table:table-cell>
          <table:table-cell table:style-name="ce1" office:value-type="string" calcext:value-type="string">
            <text:p>黃健豪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2fe410be152686c8d147.jpg" xlink:type="simple">https://commutag.agawork.tw//static/upload/dataset/630573b110be1564a1c8d123/image/630a2fe410be152686c8d147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37.jpg</text:p>
          </table:table-cell>
          <table:table-cell table:style-name="ce1" office:value-type="float" office:value="24.1974201111111" calcext:value-type="float">
            <text:p>24.1974201111111</text:p>
          </table:table-cell>
          <table:table-cell table:style-name="ce1" office:value-type="float" office:value="120.679787777777" calcext:value-type="float">
            <text:p>120.679787777777</text:p>
          </table:table-cell>
          <table:table-cell table:style-name="ce2" office:value-type="date" office:date-value="2022-08-27T18:01:00" calcext:value-type="date">
            <text:p>2022-08-27 18:01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2:54:40" calcext:value-type="date">
            <text:p>2022-08-27 22:54:40</text:p>
          </table:table-cell>
          <table:table-cell table:style-name="ce2" office:value-type="date" office:date-value="2022-08-28T18:08:58" calcext:value-type="date">
            <text:p>2022-08-28 18:08:58</text:p>
          </table:table-cell>
          <table:table-cell table:style-name="ce1" office:value-type="string" calcext:value-type="string">
            <text:p>陳成添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303010be1545f2c8d148.jpg" xlink:type="simple">https://commutag.agawork.tw//static/upload/dataset/630573b110be1564a1c8d123/image/630a303010be1545f2c8d148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38.jpg</text:p>
          </table:table-cell>
          <table:table-cell table:style-name="ce1" office:value-type="float" office:value="24.197419" calcext:value-type="float">
            <text:p>24.197419</text:p>
          </table:table-cell>
          <table:table-cell table:style-name="ce1" office:value-type="float" office:value="120.679781722222" calcext:value-type="float">
            <text:p>120.679781722222</text:p>
          </table:table-cell>
          <table:table-cell table:style-name="ce2" office:value-type="date" office:date-value="2022-08-27T18:01:00" calcext:value-type="date">
            <text:p>2022-08-27 18:01:00</text:p>
          </table:table-cell>
          <table:table-cell table:style-name="ce1" office:value-type="string" calcext:value-type="string">
            <text:p>左上 與 右 </text:p>
          </table:table-cell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2:56:40" calcext:value-type="date">
            <text:p>2022-08-27 22:56:40</text:p>
          </table:table-cell>
          <table:table-cell table:style-name="ce2" office:value-type="date" office:date-value="2022-08-28T18:09:30" calcext:value-type="date">
            <text:p>2022-08-28 18:09:30</text:p>
          </table:table-cell>
          <table:table-cell table:style-name="ce1" office:value-type="string" calcext:value-type="string">
            <text:p>黃健豪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右上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30a810be15196dc8d149.jpg" xlink:type="simple">https://commutag.agawork.tw//static/upload/dataset/630573b110be1564a1c8d123/image/630a30a810be15196dc8d149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39.jpg</text:p>
          </table:table-cell>
          <table:table-cell table:style-name="ce1" office:value-type="float" office:value="24.1965411388888" calcext:value-type="float">
            <text:p>24.1965411388888</text:p>
          </table:table-cell>
          <table:table-cell table:style-name="ce1" office:value-type="float" office:value="120.6806125" calcext:value-type="float">
            <text:p>120.6806125</text:p>
          </table:table-cell>
          <table:table-cell table:style-name="ce2" office:value-type="date" office:date-value="2022-08-27T17:59:00" calcext:value-type="date">
            <text:p>2022-08-27 17:59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2:57:28" calcext:value-type="date">
            <text:p>2022-08-27 22:57:28</text:p>
          </table:table-cell>
          <table:table-cell table:style-name="ce2" office:value-type="date" office:date-value="2022-08-28T18:09:42" calcext:value-type="date">
            <text:p>2022-08-28 18:09:42</text:p>
          </table:table-cell>
          <table:table-cell table:style-name="ce1" office:value-type="string" calcext:value-type="string">
            <text:p>謝家宜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進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30d810be157837c8d14a.jpg" xlink:type="simple">https://commutag.agawork.tw//static/upload/dataset/630573b110be1564a1c8d123/image/630a30d810be157837c8d14a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40.jpg</text:p>
          </table:table-cell>
          <table:table-cell table:style-name="ce1" office:value-type="float" office:value="24.1881656944444" calcext:value-type="float">
            <text:p>24.1881656944444</text:p>
          </table:table-cell>
          <table:table-cell table:style-name="ce1" office:value-type="float" office:value="120.679482277777" calcext:value-type="float">
            <text:p>120.679482277777</text:p>
          </table:table-cell>
          <table:table-cell table:style-name="ce2" office:value-type="date" office:date-value="2022-08-27T17:51:00" calcext:value-type="date">
            <text:p>2022-08-27 17:51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2:58:02" calcext:value-type="date">
            <text:p>2022-08-27 22:58:02</text:p>
          </table:table-cell>
          <table:table-cell table:style-name="ce2" office:value-type="date" office:date-value="2022-08-28T18:09:51" calcext:value-type="date">
            <text:p>2022-08-28 18:09:51</text:p>
          </table:table-cell>
          <table:table-cell table:style-name="ce1" office:value-type="string" calcext:value-type="string">
            <text:p>沈佑蓮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30fa10be153250c8d14b.jpg" xlink:type="simple">https://commutag.agawork.tw//static/upload/dataset/630573b110be1564a1c8d123/image/630a30fa10be153250c8d14b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41.jpg</text:p>
          </table:table-cell>
          <table:table-cell table:style-name="ce1" office:value-type="float" office:value="24.197419" calcext:value-type="float">
            <text:p>24.197419</text:p>
          </table:table-cell>
          <table:table-cell table:style-name="ce1" office:value-type="float" office:value="120.679781722222" calcext:value-type="float">
            <text:p>120.679781722222</text:p>
          </table:table-cell>
          <table:table-cell table:style-name="ce2" office:value-type="date" office:date-value="2022-08-27T18:01:00" calcext:value-type="date">
            <text:p>2022-08-27 18:01:00</text:p>
          </table:table-cell>
          <table:table-cell table:style-name="ce1" office:value-type="string" calcext:value-type="string">
            <text:p>左半部中間</text:p>
          </table:table-cell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3:00:35" calcext:value-type="date">
            <text:p>2022-08-27 23:00:35</text:p>
          </table:table-cell>
          <table:table-cell table:style-name="ce2" office:value-type="date" office:date-value="2022-08-28T20:19:34" calcext:value-type="date">
            <text:p>2022-08-28 20:19:34</text:p>
          </table:table-cell>
          <table:table-cell table:style-name="ce1" office:value-type="string" calcext:value-type="string">
            <text:p>謝家宜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進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不容易描述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319310be152454c8d14c.jpg" xlink:type="simple">https://commutag.agawork.tw//static/upload/dataset/630573b110be1564a1c8d123/image/630a319310be152454c8d14c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42.jpg</text:p>
          </table:table-cell>
          <table:table-cell table:style-name="ce1" office:value-type="float" office:value="24.197419" calcext:value-type="float">
            <text:p>24.197419</text:p>
          </table:table-cell>
          <table:table-cell table:style-name="ce1" office:value-type="float" office:value="120.679781722222" calcext:value-type="float">
            <text:p>120.679781722222</text:p>
          </table:table-cell>
          <table:table-cell table:style-name="ce2" office:value-type="date" office:date-value="2022-08-27T18:01:00" calcext:value-type="date">
            <text:p>2022-08-27 18:01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3:01:21" calcext:value-type="date">
            <text:p>2022-08-27 23:01:21</text:p>
          </table:table-cell>
          <table:table-cell table:style-name="ce2" office:value-type="date" office:date-value="2022-08-28T18:10:19" calcext:value-type="date">
            <text:p>2022-08-28 18:10:19</text:p>
          </table:table-cell>
          <table:table-cell table:style-name="ce1" office:value-type="string" calcext:value-type="string">
            <text:p>沈佑蓮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左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31c110be1517b9c8d14d.jpg" xlink:type="simple">https://commutag.agawork.tw//static/upload/dataset/630573b110be1564a1c8d123/image/630a31c110be1517b9c8d14d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43.jpg</text:p>
          </table:table-cell>
          <table:table-cell table:style-name="ce1" office:value-type="float" office:value="24.1925126944444" calcext:value-type="float">
            <text:p>24.1925126944444</text:p>
          </table:table-cell>
          <table:table-cell table:style-name="ce1" office:value-type="float" office:value="120.681997694444" calcext:value-type="float">
            <text:p>120.681997694444</text:p>
          </table:table-cell>
          <table:table-cell table:style-name="ce2" office:value-type="date" office:date-value="2022-08-27T17:55:00" calcext:value-type="date">
            <text:p>2022-08-27 17:55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3:04:22" calcext:value-type="date">
            <text:p>2022-08-27 23:04:22</text:p>
          </table:table-cell>
          <table:table-cell table:style-name="ce2" office:value-type="date" office:date-value="2022-08-28T18:10:32" calcext:value-type="date">
            <text:p>2022-08-28 18:10:32</text:p>
          </table:table-cell>
          <table:table-cell table:style-name="ce1" office:value-type="string" calcext:value-type="string">
            <text:p>曾朝榮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民進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327610be15890fc8d14e.jpg" xlink:type="simple">https://commutag.agawork.tw//static/upload/dataset/630573b110be1564a1c8d123/image/630a327610be15890fc8d14e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44.jpg</text:p>
          </table:table-cell>
          <table:table-cell table:style-name="ce1" office:value-type="float" office:value="24.1786803333333" calcext:value-type="float">
            <text:p>24.1786803333333</text:p>
          </table:table-cell>
          <table:table-cell table:style-name="ce1" office:value-type="float" office:value="120.670608083333" calcext:value-type="float">
            <text:p>120.670608083333</text:p>
          </table:table-cell>
          <table:table-cell table:style-name="ce2" office:value-type="date" office:date-value="2022-08-27T17:40:00" calcext:value-type="date">
            <text:p>2022-08-27 17:40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3:05:44" calcext:value-type="date">
            <text:p>2022-08-27 23:05:44</text:p>
          </table:table-cell>
          <table:table-cell table:style-name="ce2" office:value-type="date" office:date-value="2022-08-28T18:10:42" calcext:value-type="date">
            <text:p>2022-08-28 18:10:42</text:p>
          </table:table-cell>
          <table:table-cell table:style-name="ce1" office:value-type="string" calcext:value-type="string">
            <text:p>黃建豪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32c810be15828ec8d14f.jpg" xlink:type="simple">https://commutag.agawork.tw//static/upload/dataset/630573b110be1564a1c8d123/image/630a32c810be15828ec8d14f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45.jpg</text:p>
          </table:table-cell>
          <table:table-cell table:style-name="ce1" office:value-type="float" office:value="24.1778956666666" calcext:value-type="float">
            <text:p>24.1778956666666</text:p>
          </table:table-cell>
          <table:table-cell table:style-name="ce1" office:value-type="float" office:value="120.6702185" calcext:value-type="float">
            <text:p>120.6702185</text:p>
          </table:table-cell>
          <table:table-cell table:style-name="ce2" office:value-type="date" office:date-value="2022-08-27T17:39:00" calcext:value-type="date">
            <text:p>2022-08-27 17:39:00</text:p>
          </table:table-cell>
          <table:table-cell/>
          <table:table-cell table:style-name="ce1" office:value-type="string" calcext:value-type="string">
            <text:p>5fa90c6ab652fe3e6e4447ab_Jhih-Cyuan Shen</text:p>
          </table:table-cell>
          <table:table-cell table:style-name="ce1" office:value-type="string" calcext:value-type="string">
            <text:p>5e748a1d4894f400bb0cf7df_哈爸</text:p>
          </table:table-cell>
          <table:table-cell/>
          <table:table-cell table:style-name="ce1" office:value-type="string" calcext:value-type="string">
            <text:p>符合規定</text:p>
          </table:table-cell>
          <table:table-cell table:style-name="ce2" office:value-type="date" office:date-value="2022-08-27T23:06:17" calcext:value-type="date">
            <text:p>2022-08-27 23:06:17</text:p>
          </table:table-cell>
          <table:table-cell table:style-name="ce2" office:value-type="date" office:date-value="2022-08-28T18:10:53" calcext:value-type="date">
            <text:p>2022-08-28 18:10:53</text:p>
          </table:table-cell>
          <table:table-cell table:style-name="ce1" office:value-type="string" calcext:value-type="string">
            <text:p>賴順仁</text:p>
          </table:table-cell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北屯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a32e910be151d2ac8d150.jpg" xlink:type="simple">https://commutag.agawork.tw//static/upload/dataset/630573b110be1564a1c8d123/image/630a32e910be151d2ac8d150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46.jpg</text:p>
          </table:table-cell>
          <table:table-cell table:style-name="ce1" office:value-type="float" office:value="24.8006861111111" calcext:value-type="float">
            <text:p>24.8006861111111</text:p>
          </table:table-cell>
          <table:table-cell table:style-name="ce1" office:value-type="float" office:value="120.992127777777" calcext:value-type="float">
            <text:p>120.992127777777</text:p>
          </table:table-cell>
          <table:table-cell table:style-name="ce2" office:value-type="date" office:date-value="2022-08-29T08:06:00" calcext:value-type="date">
            <text:p>2022-08-29 8:06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number-columns-repeated="2" table:style-name="ce2" office:value-type="date" office:date-value="2022-08-29T13:10:56" calcext:value-type="date">
            <text:p>2022-08-29 13:10:56</text:p>
          </table:table-cell>
          <table:table-cell table:style-name="ce1" office:value-type="string" calcext:value-type="string">
            <text:p>張祖琰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左下</text:p>
          </table:table-cell>
          <table:table-cell table:style-name="ce1" office:value-type="string" calcext:value-type="string">
            <text:p>固定式</text:p>
          </table:table-cell>
          <table:table-cell table:number-columns-repeated="7"/>
          <table:table-cell table:style-name="ce3" office:value-type="string" calcext:value-type="string">
            <text:p><text:a xlink:href="https://commutag.agawork.tw//static/upload/dataset/630573b110be1564a1c8d123/image/630c4a6010be15f430c8d151.jpg" xlink:type="simple">https://commutag.agawork.tw//static/upload/dataset/630573b110be1564a1c8d123/image/630c4a6010be15f430c8d151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47.jpg</text:p>
          </table:table-cell>
          <table:table-cell table:style-name="ce1" office:value-type="float" office:value="24.8043975675892" calcext:value-type="float">
            <text:p>24.8043975675892</text:p>
          </table:table-cell>
          <table:table-cell table:style-name="ce1" office:value-type="float" office:value="120.990736484527" calcext:value-type="float">
            <text:p>120.990736484527</text:p>
          </table:table-cell>
          <table:table-cell table:style-name="ce2" office:value-type="date" office:date-value="2022-08-29T14:03:00" calcext:value-type="date">
            <text:p>2022-08-29 14:03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6:37:32" calcext:value-type="date">
            <text:p>2022-08-29 16:37:32</text:p>
          </table:table-cell>
          <table:table-cell table:style-name="ce2" office:value-type="date" office:date-value="2022-08-29T16:55:12" calcext:value-type="date">
            <text:p>2022-08-29 16:55:12</text:p>
          </table:table-cell>
          <table:table-cell table:style-name="ce1" office:value-type="string" calcext:value-type="string">
            <text:p>沈慧紅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民進黨</text:p>
          </table:table-cell>
          <table:table-cell/>
          <table:table-cell table:style-name="ce1" office:value-type="string" calcext:value-type="string">
            <text:p>縣市長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新竹光榮我帶頭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7acc10be15375bc8d152.jpg" xlink:type="simple">https://commutag.agawork.tw//static/upload/dataset/630573b110be1564a1c8d123/image/630c7acc10be15375bc8d152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48.jpg</text:p>
          </table:table-cell>
          <table:table-cell table:style-name="ce1" office:value-type="float" office:value="24.8058243302502" calcext:value-type="float">
            <text:p>24.8058243302502</text:p>
          </table:table-cell>
          <table:table-cell table:style-name="ce1" office:value-type="float" office:value="120.988150835037" calcext:value-type="float">
            <text:p>120.988150835037</text:p>
          </table:table-cell>
          <table:table-cell table:style-name="ce2" office:value-type="date" office:date-value="2022-08-29T14:04:00" calcext:value-type="date">
            <text:p>2022-08-29 14:04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6:39:47" calcext:value-type="date">
            <text:p>2022-08-29 16:39:47</text:p>
          </table:table-cell>
          <table:table-cell table:style-name="ce2" office:value-type="date" office:date-value="2022-08-29T16:56:05" calcext:value-type="date">
            <text:p>2022-08-29 16:56:05</text:p>
          </table:table-cell>
          <table:table-cell table:style-name="ce1" office:value-type="string" calcext:value-type="string">
            <text:p>張祖琰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右上</text:p>
          </table:table-cell>
          <table:table-cell table:style-name="ce1" office:value-type="string" calcext:value-type="string">
            <text:p>固定式</text:p>
          </table:table-cell>
          <table:table-cell table:number-columns-repeated="3"/>
          <table:table-cell table:style-name="ce1" office:value-type="string" calcext:value-type="string">
            <text:p>有品質會做事</text:p>
          </table:table-cell>
          <table:table-cell table:number-columns-repeated="3"/>
          <table:table-cell table:style-name="ce3" office:value-type="string" calcext:value-type="string">
            <text:p><text:a xlink:href="https://commutag.agawork.tw//static/upload/dataset/630573b110be1564a1c8d123/image/630c7b5310be154717c8d153.jpg" xlink:type="simple">https://commutag.agawork.tw//static/upload/dataset/630573b110be1564a1c8d123/image/630c7b5310be154717c8d153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49.jpg</text:p>
          </table:table-cell>
          <table:table-cell table:style-name="ce1" office:value-type="float" office:value="24.8057853744912" calcext:value-type="float">
            <text:p>24.8057853744912</text:p>
          </table:table-cell>
          <table:table-cell table:style-name="ce1" office:value-type="float" office:value="120.988225936889" calcext:value-type="float">
            <text:p>120.988225936889</text:p>
          </table:table-cell>
          <table:table-cell table:style-name="ce2" office:value-type="date" office:date-value="2022-08-29T14:04:00" calcext:value-type="date">
            <text:p>2022-08-29 14:04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6:50:42" calcext:value-type="date">
            <text:p>2022-08-29 16:50:42</text:p>
          </table:table-cell>
          <table:table-cell table:style-name="ce2" office:value-type="date" office:date-value="2022-08-29T16:56:44" calcext:value-type="date">
            <text:p>2022-08-29 16:56:44</text:p>
          </table:table-cell>
          <table:table-cell table:style-name="ce1" office:value-type="string" calcext:value-type="string">
            <text:p>蔡惠婷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時代力量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右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守護兒少 爸媽安心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7de210be15f2d2c8d154.jpg" xlink:type="simple">https://commutag.agawork.tw//static/upload/dataset/630573b110be1564a1c8d123/image/630c7de210be15f2d2c8d154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50.jpg</text:p>
          </table:table-cell>
          <table:table-cell table:style-name="ce1" office:value-type="float" office:value="24.8057805050204" calcext:value-type="float">
            <text:p>24.8057805050204</text:p>
          </table:table-cell>
          <table:table-cell table:style-name="ce1" office:value-type="float" office:value="120.988220572471" calcext:value-type="float">
            <text:p>120.988220572471</text:p>
          </table:table-cell>
          <table:table-cell table:style-name="ce2" office:value-type="date" office:date-value="2022-08-29T14:04:00" calcext:value-type="date">
            <text:p>2022-08-29 14:04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6:52:04" calcext:value-type="date">
            <text:p>2022-08-29 16:52:04</text:p>
          </table:table-cell>
          <table:table-cell table:style-name="ce2" office:value-type="date" office:date-value="2022-08-29T16:57:20" calcext:value-type="date">
            <text:p>2022-08-29 16:57:20</text:p>
          </table:table-cell>
          <table:table-cell table:style-name="ce1" office:value-type="string" calcext:value-type="string">
            <text:p>黃文政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左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/>
          <table:table-cell table:style-name="ce1" office:value-type="string" calcext:value-type="string">
            <text:p>我好用</text:p>
          </table:table-cell>
          <table:table-cell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7e3410be15cbdac8d155.jpg" xlink:type="simple">https://commutag.agawork.tw//static/upload/dataset/630573b110be1564a1c8d123/image/630c7e3410be15cbdac8d155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51.jpg</text:p>
          </table:table-cell>
          <table:table-cell table:style-name="ce1" office:value-type="float" office:value="24.8058243302502" calcext:value-type="float">
            <text:p>24.8058243302502</text:p>
          </table:table-cell>
          <table:table-cell table:style-name="ce1" office:value-type="float" office:value="120.988193750381" calcext:value-type="float">
            <text:p>120.988193750381</text:p>
          </table:table-cell>
          <table:table-cell table:style-name="ce2" office:value-type="date" office:date-value="2022-08-29T14:04:00" calcext:value-type="date">
            <text:p>2022-08-29 14:04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6:53:14" calcext:value-type="date">
            <text:p>2022-08-29 16:53:14</text:p>
          </table:table-cell>
          <table:table-cell table:style-name="ce2" office:value-type="date" office:date-value="2022-08-29T16:58:00" calcext:value-type="date">
            <text:p>2022-08-29 16:58:00</text:p>
          </table:table-cell>
          <table:table-cell table:style-name="ce1" office:value-type="string" calcext:value-type="string">
            <text:p>李國璋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民眾黨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左上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number-columns-repeated="3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7e7a10be1517eec8d156.jpg" xlink:type="simple">https://commutag.agawork.tw//static/upload/dataset/630573b110be1564a1c8d123/image/630c7e7a10be1517eec8d156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52.jpg</text:p>
          </table:table-cell>
          <table:table-cell table:style-name="ce1" office:value-type="float" office:value="24.8086972837356" calcext:value-type="float">
            <text:p>24.8086972837356</text:p>
          </table:table-cell>
          <table:table-cell table:style-name="ce1" office:value-type="float" office:value="120.978333950042" calcext:value-type="float">
            <text:p>120.978333950042</text:p>
          </table:table-cell>
          <table:table-cell table:style-name="ce2" office:value-type="date" office:date-value="2022-08-29T14:54:00" calcext:value-type="date">
            <text:p>2022-08-29 14:54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6:59:35" calcext:value-type="date">
            <text:p>2022-08-29 16:59:35</text:p>
          </table:table-cell>
          <table:table-cell table:style-name="ce2" office:value-type="date" office:date-value="2022-08-29T17:01:52" calcext:value-type="date">
            <text:p>2022-08-29 17:01:52</text:p>
          </table:table-cell>
          <table:table-cell table:style-name="ce1" office:value-type="string" calcext:value-type="string">
            <text:p>余邦彥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否</text:p>
          </table:table-cell>
          <table:table-cell table:number-columns-repeated="3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7ff710be15de5ec8d157.jpg" xlink:type="simple">https://commutag.agawork.tw//static/upload/dataset/630573b110be1564a1c8d123/image/630c7ff710be15de5ec8d157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53.jpg</text:p>
          </table:table-cell>
          <table:table-cell table:style-name="ce1" office:value-type="float" office:value="24.8044608714001" calcext:value-type="float">
            <text:p>24.8044608714001</text:p>
          </table:table-cell>
          <table:table-cell table:style-name="ce1" office:value-type="float" office:value="120.970078110694" calcext:value-type="float">
            <text:p>120.970078110694</text:p>
          </table:table-cell>
          <table:table-cell table:style-name="ce2" office:value-type="date" office:date-value="2022-08-29T15:07:00" calcext:value-type="date">
            <text:p>2022-08-29 15:07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7:06:20" calcext:value-type="date">
            <text:p>2022-08-29 17:06:20</text:p>
          </table:table-cell>
          <table:table-cell table:style-name="ce2" office:value-type="date" office:date-value="2022-08-29T17:06:57" calcext:value-type="date">
            <text:p>2022-08-29 17:06:57</text:p>
          </table:table-cell>
          <table:table-cell table:style-name="ce1" office:value-type="string" calcext:value-type="string">
            <text:p>林耕仁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/>
          <table:table-cell table:style-name="ce1" office:value-type="string" calcext:value-type="string">
            <text:p>縣市長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CAN DO 精神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18c10be1558aec8d158.jpg" xlink:type="simple">https://commutag.agawork.tw//static/upload/dataset/630573b110be1564a1c8d123/image/630c818c10be1558aec8d158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54.jpg</text:p>
          </table:table-cell>
          <table:table-cell table:style-name="ce1" office:value-type="float" office:value="24.8039495704653" calcext:value-type="float">
            <text:p>24.8039495704653</text:p>
          </table:table-cell>
          <table:table-cell table:style-name="ce1" office:value-type="float" office:value="120.970083475112" calcext:value-type="float">
            <text:p>120.970083475112</text:p>
          </table:table-cell>
          <table:table-cell table:style-name="ce2" office:value-type="date" office:date-value="2022-08-29T15:08:00" calcext:value-type="date">
            <text:p>2022-08-29 15:08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number-columns-repeated="2" table:style-name="ce2" office:value-type="date" office:date-value="2022-08-29T17:08:48" calcext:value-type="date">
            <text:p>2022-08-29 17:08:48</text:p>
          </table:table-cell>
          <table:table-cell table:style-name="ce1" office:value-type="string" calcext:value-type="string">
            <text:p>楊玲宜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民進黨</text:p>
          </table:table-cell>
          <table:table-cell table:style-name="ce1" office:value-type="string" calcext:value-type="string">
            <text:p>北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超正派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22010be150901c8d159.jpg" xlink:type="simple">https://commutag.agawork.tw//static/upload/dataset/630573b110be1564a1c8d123/image/630c822010be150901c8d159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55.jpg</text:p>
          </table:table-cell>
          <table:table-cell table:style-name="ce1" office:value-type="float" office:value="24.8041540910923" calcext:value-type="float">
            <text:p>24.8041540910923</text:p>
          </table:table-cell>
          <table:table-cell table:style-name="ce1" office:value-type="float" office:value="120.967508554458" calcext:value-type="float">
            <text:p>120.967508554458</text:p>
          </table:table-cell>
          <table:table-cell table:style-name="ce2" office:value-type="date" office:date-value="2022-08-29T15:08:00" calcext:value-type="date">
            <text:p>2022-08-29 15:08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number-columns-repeated="2" table:style-name="ce2" office:value-type="date" office:date-value="2022-08-29T17:11:42" calcext:value-type="date">
            <text:p>2022-08-29 17:11:42</text:p>
          </table:table-cell>
          <table:table-cell table:style-name="ce1" office:value-type="string" calcext:value-type="string">
            <text:p>沈慧紅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民進黨</text:p>
          </table:table-cell>
          <table:table-cell/>
          <table:table-cell table:style-name="ce1" office:value-type="string" calcext:value-type="string">
            <text:p>縣市長</text:p>
          </table:table-cell>
          <table:table-cell table:style-name="ce1" office:value-type="string" calcext:value-type="string">
            <text:p>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溫暖堅定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2ce10be153720c8d15a.jpg" xlink:type="simple">https://commutag.agawork.tw//static/upload/dataset/630573b110be1564a1c8d123/image/630c82ce10be153720c8d15a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56.jpg</text:p>
          </table:table-cell>
          <table:table-cell table:style-name="ce1" office:value-type="float" office:value="24.8041443520224" calcext:value-type="float">
            <text:p>24.8041443520224</text:p>
          </table:table-cell>
          <table:table-cell table:style-name="ce1" office:value-type="float" office:value="120.96742272377" calcext:value-type="float">
            <text:p>120.96742272377</text:p>
          </table:table-cell>
          <table:table-cell table:style-name="ce2" office:value-type="date" office:date-value="2022-08-29T15:08:00" calcext:value-type="date">
            <text:p>2022-08-29 15:08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number-columns-repeated="2" table:style-name="ce2" office:value-type="date" office:date-value="2022-08-29T17:13:18" calcext:value-type="date">
            <text:p>2022-08-29 17:13:18</text:p>
          </table:table-cell>
          <table:table-cell table:style-name="ce1" office:value-type="string" calcext:value-type="string">
            <text:p>林耕仁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/>
          <table:table-cell table:style-name="ce1" office:value-type="string" calcext:value-type="string">
            <text:p>縣市長</text:p>
          </table:table-cell>
          <table:table-cell table:style-name="ce1" office:value-type="string" calcext:value-type="string">
            <text:p>上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否</text:p>
          </table:table-cell>
          <table:table-cell table:style-name="ce1" office:value-type="string" calcext:value-type="string">
            <text:p><text:s/>CAN DO 精神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32e10be15267fc8d15b.jpg" xlink:type="simple">https://commutag.agawork.tw//static/upload/dataset/630573b110be1564a1c8d123/image/630c832e10be15267fc8d15b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57.jpg</text:p>
          </table:table-cell>
          <table:table-cell table:style-name="ce1" office:value-type="float" office:value="24.8036038324477" calcext:value-type="float">
            <text:p>24.8036038324477</text:p>
          </table:table-cell>
          <table:table-cell table:style-name="ce1" office:value-type="float" office:value="120.966585874557" calcext:value-type="float">
            <text:p>120.966585874557</text:p>
          </table:table-cell>
          <table:table-cell table:style-name="ce2" office:value-type="date" office:date-value="2022-08-29T15:09:00" calcext:value-type="date">
            <text:p>2022-08-29 15:09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7:15:07" calcext:value-type="date">
            <text:p>2022-08-29 17:15:07</text:p>
          </table:table-cell>
          <table:table-cell table:style-name="ce2" office:value-type="date" office:date-value="2022-08-29T17:15:41" calcext:value-type="date">
            <text:p>2022-08-29 17:15:41</text:p>
          </table:table-cell>
          <table:table-cell table:style-name="ce1" office:value-type="string" calcext:value-type="string">
            <text:p>許修睿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專注前行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39b10be15e69ec8d15c.jpg" xlink:type="simple">https://commutag.agawork.tw//static/upload/dataset/630573b110be1564a1c8d123/image/630c839b10be15e69ec8d15c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58.jpg</text:p>
          </table:table-cell>
          <table:table-cell table:style-name="ce1" office:value-type="float" office:value="24.8036330497822" calcext:value-type="float">
            <text:p>24.8036330497822</text:p>
          </table:table-cell>
          <table:table-cell table:style-name="ce1" office:value-type="float" office:value="120.966564416885" calcext:value-type="float">
            <text:p>120.966564416885</text:p>
          </table:table-cell>
          <table:table-cell table:style-name="ce2" office:value-type="date" office:date-value="2022-08-29T15:21:00" calcext:value-type="date">
            <text:p>2022-08-29 15:21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7:17:27" calcext:value-type="date">
            <text:p>2022-08-29 17:17:27</text:p>
          </table:table-cell>
          <table:table-cell table:style-name="ce2" office:value-type="date" office:date-value="2022-08-29T17:20:46" calcext:value-type="date">
            <text:p>2022-08-29 17:20:46</text:p>
          </table:table-cell>
          <table:table-cell table:style-name="ce1" office:value-type="string" calcext:value-type="string">
            <text:p>鄭美娟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民進黨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東區未來 我來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42710be159e7bc8d15d.jpg" xlink:type="simple">https://commutag.agawork.tw//static/upload/dataset/630573b110be1564a1c8d123/image/630c842710be159e7bc8d15d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59.jpg</text:p>
          </table:table-cell>
          <table:table-cell table:style-name="ce1" office:value-type="float" office:value="24.8050013872383" calcext:value-type="float">
            <text:p>24.8050013872383</text:p>
          </table:table-cell>
          <table:table-cell table:style-name="ce1" office:value-type="float" office:value="120.965995788574" calcext:value-type="float">
            <text:p>120.965995788574</text:p>
          </table:table-cell>
          <table:table-cell table:style-name="ce2" office:value-type="date" office:date-value="2022-08-29T15:47:00" calcext:value-type="date">
            <text:p>2022-08-29 15:47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7:20:13" calcext:value-type="date">
            <text:p>2022-08-29 17:20:13</text:p>
          </table:table-cell>
          <table:table-cell table:style-name="ce2" office:value-type="date" office:date-value="2022-08-29T17:21:54" calcext:value-type="date">
            <text:p>2022-08-29 17:21:54</text:p>
          </table:table-cell>
          <table:table-cell table:style-name="ce1" office:value-type="string" calcext:value-type="string">
            <text:p>孫錫洲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string" calcext:value-type="string">
            <text:p>北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左</text:p>
          </table:table-cell>
          <table:table-cell table:number-columns-repeated="3"/>
          <table:table-cell table:style-name="ce1" office:value-type="string" calcext:value-type="string">
            <text:p>否</text:p>
          </table:table-cell>
          <table:table-cell table:style-name="ce1" office:value-type="string" calcext:value-type="string">
            <text:p>民意錫起 服務洲到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4cd10be1531f1c8d15e.jpg" xlink:type="simple">https://commutag.agawork.tw//static/upload/dataset/630573b110be1564a1c8d123/image/630c84cd10be1531f1c8d15e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60.jpg</text:p>
          </table:table-cell>
          <table:table-cell table:style-name="ce1" office:value-type="float" office:value="24.8050062567396" calcext:value-type="float">
            <text:p>24.8050062567396</text:p>
          </table:table-cell>
          <table:table-cell table:style-name="ce1" office:value-type="float" office:value="120.96600651741" calcext:value-type="float">
            <text:p>120.96600651741</text:p>
          </table:table-cell>
          <table:table-cell table:style-name="ce2" office:value-type="date" office:date-value="2022-08-29T15:47:00" calcext:value-type="date">
            <text:p>2022-08-29 15:47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number-columns-repeated="2" table:style-name="ce2" office:value-type="date" office:date-value="2022-08-29T17:23:21" calcext:value-type="date">
            <text:p>2022-08-29 17:23:21</text:p>
          </table:table-cell>
          <table:table-cell table:style-name="ce1" office:value-type="string" calcext:value-type="string">
            <text:p>楊玲宜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民進黨</text:p>
          </table:table-cell>
          <table:table-cell table:style-name="ce1" office:value-type="string" calcext:value-type="string">
            <text:p>北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右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超正派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58910be15527fc8d15f.jpg" xlink:type="simple">https://commutag.agawork.tw//static/upload/dataset/630573b110be1564a1c8d123/image/630c858910be15527fc8d15f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61.jpg</text:p>
          </table:table-cell>
          <table:table-cell table:style-name="ce1" office:value-type="float" office:value="24.8043391332736" calcext:value-type="float">
            <text:p>24.8043391332736</text:p>
          </table:table-cell>
          <table:table-cell table:style-name="ce1" office:value-type="float" office:value="120.965035557746" calcext:value-type="float">
            <text:p>120.965035557746</text:p>
          </table:table-cell>
          <table:table-cell table:style-name="ce2" office:value-type="date" office:date-value="2022-08-29T15:47:00" calcext:value-type="date">
            <text:p>2022-08-29 15:47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number-columns-repeated="2" table:style-name="ce2" office:value-type="date" office:date-value="2022-08-29T17:26:51" calcext:value-type="date">
            <text:p>2022-08-29 17:26:51</text:p>
          </table:table-cell>
          <table:table-cell table:style-name="ce1" office:value-type="string" calcext:value-type="string">
            <text:p>曾泰程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string" calcext:value-type="string">
            <text:p>北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否</text:p>
          </table:table-cell>
          <table:table-cell table:style-name="ce1" office:value-type="string" calcext:value-type="string">
            <text:p>活力阿程 幸福啟程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65b10be154261c8d160.jpg" xlink:type="simple">https://commutag.agawork.tw//static/upload/dataset/630573b110be1564a1c8d123/image/630c865b10be154261c8d160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62.jpg</text:p>
          </table:table-cell>
          <table:table-cell table:style-name="ce1" office:value-type="float" office:value="24.8042953075187" calcext:value-type="float">
            <text:p>24.8042953075187</text:p>
          </table:table-cell>
          <table:table-cell table:style-name="ce1" office:value-type="float" office:value="120.965255498886" calcext:value-type="float">
            <text:p>120.965255498886</text:p>
          </table:table-cell>
          <table:table-cell table:style-name="ce2" office:value-type="date" office:date-value="2022-08-29T15:49:00" calcext:value-type="date">
            <text:p>2022-08-29 15:49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7:28:21" calcext:value-type="date">
            <text:p>2022-08-29 17:28:21</text:p>
          </table:table-cell>
          <table:table-cell table:style-name="ce2" office:value-type="date" office:date-value="2022-08-29T17:29:04" calcext:value-type="date">
            <text:p>2022-08-29 17:29:04</text:p>
          </table:table-cell>
          <table:table-cell table:style-name="ce1" office:value-type="string" calcext:value-type="string">
            <text:p>何志勇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number-columns-repeated="3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世界新竹 勇往直前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6b510be151733c8d161.jpg" xlink:type="simple">https://commutag.agawork.tw//static/upload/dataset/630573b110be1564a1c8d123/image/630c86b510be151733c8d161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63.jpg</text:p>
          </table:table-cell>
          <table:table-cell table:style-name="ce1" office:value-type="float" office:value="24.8005700617355" calcext:value-type="float">
            <text:p>24.8005700617355</text:p>
          </table:table-cell>
          <table:table-cell table:style-name="ce1" office:value-type="float" office:value="120.966816544532" calcext:value-type="float">
            <text:p>120.966816544532</text:p>
          </table:table-cell>
          <table:table-cell table:style-name="ce2" office:value-type="date" office:date-value="2022-08-29T15:51:00" calcext:value-type="date">
            <text:p>2022-08-29 15:51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7:30:06" calcext:value-type="date">
            <text:p>2022-08-29 17:30:06</text:p>
          </table:table-cell>
          <table:table-cell table:style-name="ce2" office:value-type="date" office:date-value="2022-08-29T17:32:50" calcext:value-type="date">
            <text:p>2022-08-29 17:32:50</text:p>
          </table:table-cell>
          <table:table-cell table:style-name="ce1" office:value-type="string" calcext:value-type="string">
            <text:p>林耕仁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/>
          <table:table-cell table:style-name="ce1" office:value-type="string" calcext:value-type="string">
            <text:p>縣市長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CAN DO 精神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71e10be15787bc8d162.jpg" xlink:type="simple">https://commutag.agawork.tw//static/upload/dataset/630573b110be1564a1c8d123/image/630c871e10be15787bc8d162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64.jpg</text:p>
          </table:table-cell>
          <table:table-cell table:style-name="ce1" office:value-type="float" office:value="24.8006577158633" calcext:value-type="float">
            <text:p>24.8006577158633</text:p>
          </table:table-cell>
          <table:table-cell table:style-name="ce1" office:value-type="float" office:value="120.966709256172" calcext:value-type="float">
            <text:p>120.966709256172</text:p>
          </table:table-cell>
          <table:table-cell table:style-name="ce2" office:value-type="date" office:date-value="2022-08-29T15:51:00" calcext:value-type="date">
            <text:p>2022-08-29 15:51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7:31:26" calcext:value-type="date">
            <text:p>2022-08-29 17:31:26</text:p>
          </table:table-cell>
          <table:table-cell table:style-name="ce2" office:value-type="date" office:date-value="2022-08-29T17:32:27" calcext:value-type="date">
            <text:p>2022-08-29 17:32:27</text:p>
          </table:table-cell>
          <table:table-cell table:style-name="ce1" office:value-type="string" calcext:value-type="string">
            <text:p>許修睿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/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專注前行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76e10be150170c8d163.jpg" xlink:type="simple">https://commutag.agawork.tw//static/upload/dataset/630573b110be1564a1c8d123/image/630c876e10be150170c8d163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65.jpg</text:p>
          </table:table-cell>
          <table:table-cell table:style-name="ce1" office:value-type="float" office:value="24.8004872772246" calcext:value-type="float">
            <text:p>24.8004872772246</text:p>
          </table:table-cell>
          <table:table-cell table:style-name="ce1" office:value-type="float" office:value="120.966655611991" calcext:value-type="float">
            <text:p>120.966655611991</text:p>
          </table:table-cell>
          <table:table-cell table:style-name="ce2" office:value-type="date" office:date-value="2022-08-29T15:51:00" calcext:value-type="date">
            <text:p>2022-08-29 15:51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7:34:55" calcext:value-type="date">
            <text:p>2022-08-29 17:34:55</text:p>
          </table:table-cell>
          <table:table-cell table:style-name="ce2" office:value-type="date" office:date-value="2022-08-29T17:35:36" calcext:value-type="date">
            <text:p>2022-08-29 17:35:36</text:p>
          </table:table-cell>
          <table:table-cell table:style-name="ce1" office:value-type="string" calcext:value-type="string">
            <text:p>何智昌 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無黨</text:p>
          </table:table-cell>
          <table:table-cell table:style-name="ce1" office:value-type="string" calcext:value-type="string">
            <text:p>南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否</text:p>
          </table:table-cell>
          <table:table-cell table:style-name="ce1" office:value-type="string" calcext:value-type="string">
            <text:p>我真的很厲害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83f10be156f60c8d164.jpg" xlink:type="simple">https://commutag.agawork.tw//static/upload/dataset/630573b110be1564a1c8d123/image/630c883f10be156f60c8d164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66.jpg</text:p>
          </table:table-cell>
          <table:table-cell table:style-name="ce1" office:value-type="float" office:value="24.7970394967487" calcext:value-type="float">
            <text:p>24.7970394967487</text:p>
          </table:table-cell>
          <table:table-cell table:style-name="ce1" office:value-type="float" office:value="120.969171524047" calcext:value-type="float">
            <text:p>120.969171524047</text:p>
          </table:table-cell>
          <table:table-cell table:style-name="ce2" office:value-type="date" office:date-value="2022-08-29T15:53:00" calcext:value-type="date">
            <text:p>2022-08-29 15:53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7:37:27" calcext:value-type="date">
            <text:p>2022-08-29 17:37:27</text:p>
          </table:table-cell>
          <table:table-cell table:style-name="ce2" office:value-type="date" office:date-value="2022-08-29T17:38:02" calcext:value-type="date">
            <text:p>2022-08-29 17:38:02</text:p>
          </table:table-cell>
          <table:table-cell table:style-name="ce1" office:value-type="string" calcext:value-type="string">
            <text:p>施乃如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民進黨</text:p>
          </table:table-cell>
          <table:table-cell table:style-name="ce1" office:value-type="string" calcext:value-type="string">
            <text:p>南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上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美好新竹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8d710be156678c8d165.jpg" xlink:type="simple">https://commutag.agawork.tw//static/upload/dataset/630573b110be1564a1c8d123/image/630c88d710be156678c8d165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67.jpg</text:p>
          </table:table-cell>
          <table:table-cell table:style-name="ce1" office:value-type="float" office:value="24.7971368929931" calcext:value-type="float">
            <text:p>24.7971368929931</text:p>
          </table:table-cell>
          <table:table-cell table:style-name="ce1" office:value-type="float" office:value="120.969171524047" calcext:value-type="float">
            <text:p>120.969171524047</text:p>
          </table:table-cell>
          <table:table-cell table:style-name="ce2" office:value-type="date" office:date-value="2022-08-29T15:53:00" calcext:value-type="date">
            <text:p>2022-08-29 15:53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7:39:44" calcext:value-type="date">
            <text:p>2022-08-29 17:39:44</text:p>
          </table:table-cell>
          <table:table-cell table:style-name="ce2" office:value-type="date" office:date-value="2022-08-29T17:40:16" calcext:value-type="date">
            <text:p>2022-08-29 17:40:16</text:p>
          </table:table-cell>
          <table:table-cell table:style-name="ce1" office:value-type="string" calcext:value-type="string">
            <text:p>林耕仁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/>
          <table:table-cell table:style-name="ce1" office:value-type="string" calcext:value-type="string">
            <text:p>縣市長</text:p>
          </table:table-cell>
          <table:table-cell table:style-name="ce1" office:value-type="string" calcext:value-type="string">
            <text:p>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CAN DO 精神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96010be1567b3c8d166.jpg" xlink:type="simple">https://commutag.agawork.tw//static/upload/dataset/630573b110be1564a1c8d123/image/630c896010be1567b3c8d166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68.jpg</text:p>
          </table:table-cell>
          <table:table-cell table:style-name="ce1" office:value-type="float" office:value="24.7974485604611" calcext:value-type="float">
            <text:p>24.7974485604611</text:p>
          </table:table-cell>
          <table:table-cell table:style-name="ce1" office:value-type="float" office:value="120.969192981719" calcext:value-type="float">
            <text:p>120.969192981719</text:p>
          </table:table-cell>
          <table:table-cell table:style-name="ce2" office:value-type="date" office:date-value="2022-08-29T15:53:00" calcext:value-type="date">
            <text:p>2022-08-29 15:53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number-columns-repeated="2" table:style-name="ce2" office:value-type="date" office:date-value="2022-08-29T17:41:21" calcext:value-type="date">
            <text:p>2022-08-29 17:41:21</text:p>
          </table:table-cell>
          <table:table-cell table:style-name="ce1" office:value-type="string" calcext:value-type="string">
            <text:p>林耕仁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/>
          <table:table-cell table:style-name="ce1" office:value-type="string" calcext:value-type="string">
            <text:p>縣市長</text:p>
          </table:table-cell>
          <table:table-cell table:style-name="ce1" office:value-type="string" calcext:value-type="string">
            <text:p>只有一個</text:p>
          </table:table-cell>
          <table:table-cell table:number-columns-repeated="3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CAN DO 精神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9c110be157a15c8d167.jpg" xlink:type="simple">https://commutag.agawork.tw//static/upload/dataset/630573b110be1564a1c8d123/image/630c89c110be157a15c8d167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69.jpg</text:p>
          </table:table-cell>
          <table:table-cell table:style-name="ce1" office:value-type="float" office:value="24.7963382415312" calcext:value-type="float">
            <text:p>24.7963382415312</text:p>
          </table:table-cell>
          <table:table-cell table:style-name="ce1" office:value-type="float" office:value="120.970705747604" calcext:value-type="float">
            <text:p>120.970705747604</text:p>
          </table:table-cell>
          <table:table-cell table:style-name="ce2" office:value-type="date" office:date-value="2022-08-29T15:53:00" calcext:value-type="date">
            <text:p>2022-08-29 15:53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7:43:18" calcext:value-type="date">
            <text:p>2022-08-29 17:43:18</text:p>
          </table:table-cell>
          <table:table-cell table:style-name="ce2" office:value-type="date" office:date-value="2022-08-29T17:44:05" calcext:value-type="date">
            <text:p>2022-08-29 17:44:05</text:p>
          </table:table-cell>
          <table:table-cell table:style-name="ce1" office:value-type="string" calcext:value-type="string">
            <text:p>何智昌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無黨</text:p>
          </table:table-cell>
          <table:table-cell table:style-name="ce1" office:value-type="string" calcext:value-type="string">
            <text:p>南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否</text:p>
          </table:table-cell>
          <table:table-cell table:style-name="ce1" office:value-type="string" calcext:value-type="string">
            <text:p>庶民政治 翻轉藍綠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a3610be15f8e4c8d168.jpg" xlink:type="simple">https://commutag.agawork.tw//static/upload/dataset/630573b110be1564a1c8d123/image/630c8a3610be15f8e4c8d168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70.jpg</text:p>
          </table:table-cell>
          <table:table-cell table:style-name="ce1" office:value-type="float" office:value="24.7943367204556" calcext:value-type="float">
            <text:p>24.7943367204556</text:p>
          </table:table-cell>
          <table:table-cell table:style-name="ce1" office:value-type="float" office:value="120.973200201988" calcext:value-type="float">
            <text:p>120.973200201988</text:p>
          </table:table-cell>
          <table:table-cell table:style-name="ce2" office:value-type="date" office:date-value="2022-08-29T15:54:00" calcext:value-type="date">
            <text:p>2022-08-29 15:54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7:45:37" calcext:value-type="date">
            <text:p>2022-08-29 17:45:37</text:p>
          </table:table-cell>
          <table:table-cell table:style-name="ce2" office:value-type="date" office:date-value="2022-08-29T17:46:17" calcext:value-type="date">
            <text:p>2022-08-29 17:46:17</text:p>
          </table:table-cell>
          <table:table-cell table:style-name="ce1" office:value-type="string" calcext:value-type="string">
            <text:p>林耕仁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/>
          <table:table-cell table:style-name="ce1" office:value-type="string" calcext:value-type="string">
            <text:p>縣市長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CAN DO 精神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ac110be156ddfc8d169.jpg" xlink:type="simple">https://commutag.agawork.tw//static/upload/dataset/630573b110be1564a1c8d123/image/630c8ac110be156ddfc8d169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71.jpg</text:p>
          </table:table-cell>
          <table:table-cell table:style-name="ce1" office:value-type="float" office:value="24.7934309119803" calcext:value-type="float">
            <text:p>24.7934309119803</text:p>
          </table:table-cell>
          <table:table-cell table:style-name="ce1" office:value-type="float" office:value="120.974187254905" calcext:value-type="float">
            <text:p>120.974187254905</text:p>
          </table:table-cell>
          <table:table-cell table:style-name="ce2" office:value-type="date" office:date-value="2022-08-29T15:56:00" calcext:value-type="date">
            <text:p>2022-08-29 15:56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style-name="ce2" office:value-type="date" office:date-value="2022-08-29T17:47:38" calcext:value-type="date">
            <text:p>2022-08-29 17:47:38</text:p>
          </table:table-cell>
          <table:table-cell table:style-name="ce2" office:value-type="date" office:date-value="2022-08-29T17:48:05" calcext:value-type="date">
            <text:p>2022-08-29 17:48:05</text:p>
          </table:table-cell>
          <table:table-cell table:style-name="ce1" office:value-type="string" calcext:value-type="string">
            <text:p>黃文政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我好用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b3a10be15f8f1c8d16a.jpg" xlink:type="simple">https://commutag.agawork.tw//static/upload/dataset/630573b110be1564a1c8d123/image/630c8b3a10be15f8f1c8d16a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72.jpg</text:p>
          </table:table-cell>
          <table:table-cell table:style-name="ce1" office:value-type="float" office:value="24.7936013603169" calcext:value-type="float">
            <text:p>24.7936013603169</text:p>
          </table:table-cell>
          <table:table-cell table:style-name="ce1" office:value-type="float" office:value="120.974128246307" calcext:value-type="float">
            <text:p>120.974128246307</text:p>
          </table:table-cell>
          <table:table-cell table:style-name="ce2" office:value-type="date" office:date-value="2022-08-29T15:56:00" calcext:value-type="date">
            <text:p>2022-08-29 15:56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number-columns-repeated="2" table:style-name="ce2" office:value-type="date" office:date-value="2022-08-29T17:49:22" calcext:value-type="date">
            <text:p>2022-08-29 17:49:22</text:p>
          </table:table-cell>
          <table:table-cell table:style-name="ce1" office:value-type="string" calcext:value-type="string">
            <text:p>何智昌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無黨</text:p>
          </table:table-cell>
          <table:table-cell table:style-name="ce1" office:value-type="string" calcext:value-type="string">
            <text:p>南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否</text:p>
          </table:table-cell>
          <table:table-cell table:style-name="ce1" office:value-type="string" calcext:value-type="string">
            <text:p>庶民政治 翻轉藍綠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ba210be15104fc8d16b.jpg" xlink:type="simple">https://commutag.agawork.tw//static/upload/dataset/630573b110be1564a1c8d123/image/630c8ba210be15104fc8d16b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73.jpg</text:p>
          </table:table-cell>
          <table:table-cell table:style-name="ce1" office:value-type="float" office:value="24.7936305800083" calcext:value-type="float">
            <text:p>24.7936305800083</text:p>
          </table:table-cell>
          <table:table-cell table:style-name="ce1" office:value-type="float" office:value="120.974106788635" calcext:value-type="float">
            <text:p>120.974106788635</text:p>
          </table:table-cell>
          <table:table-cell table:style-name="ce2" office:value-type="date" office:date-value="2022-08-29T15:57:00" calcext:value-type="date">
            <text:p>2022-08-29 15:57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number-columns-repeated="2" table:style-name="ce2" office:value-type="date" office:date-value="2022-08-29T17:51:39" calcext:value-type="date">
            <text:p>2022-08-29 17:51:39</text:p>
          </table:table-cell>
          <table:table-cell table:style-name="ce1" office:value-type="string" calcext:value-type="string">
            <text:p>林宸玉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無黨</text:p>
          </table:table-cell>
          <table:table-cell/>
          <table:table-cell table:style-name="ce1" office:value-type="string" calcext:value-type="string">
            <text:p>其他（如村里長等）</text:p>
          </table:table-cell>
          <table:table-cell table:style-name="ce1" office:value-type="string" calcext:value-type="string">
            <text:p>右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否</text:p>
          </table:table-cell>
          <table:table-cell table:style-name="ce1" office:value-type="string" calcext:value-type="string">
            <text:p>宸就建華 玉見幸福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c2b10be15042dc8d16c.jpg" xlink:type="simple">https://commutag.agawork.tw//static/upload/dataset/630573b110be1564a1c8d123/image/630c8c2b10be15042dc8d16c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74.jpg</text:p>
          </table:table-cell>
          <table:table-cell table:style-name="ce1" office:value-type="float" office:value="24.7943415903758" calcext:value-type="float">
            <text:p>24.7943415903758</text:p>
          </table:table-cell>
          <table:table-cell table:style-name="ce1" office:value-type="float" office:value="120.976354479789" calcext:value-type="float">
            <text:p>120.976354479789</text:p>
          </table:table-cell>
          <table:table-cell table:style-name="ce2" office:value-type="date" office:date-value="2022-08-29T15:58:00" calcext:value-type="date">
            <text:p>2022-08-29 15:58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number-columns-repeated="2" table:style-name="ce2" office:value-type="date" office:date-value="2022-08-29T17:53:17" calcext:value-type="date">
            <text:p>2022-08-29 17:53:17</text:p>
          </table:table-cell>
          <table:table-cell table:style-name="ce1" office:value-type="string" calcext:value-type="string">
            <text:p>黃文政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<text:s/>我好用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c8d10be15adafc8d16d.jpg" xlink:type="simple">https://commutag.agawork.tw//static/upload/dataset/630573b110be1564a1c8d123/image/630c8c8d10be15adafc8d16d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75.jpg</text:p>
          </table:table-cell>
          <table:table-cell table:style-name="ce1" office:value-type="float" office:value="24.8001463992445" calcext:value-type="float">
            <text:p>24.8001463992445</text:p>
          </table:table-cell>
          <table:table-cell table:style-name="ce1" office:value-type="float" office:value="120.994502305984" calcext:value-type="float">
            <text:p>120.994502305984</text:p>
          </table:table-cell>
          <table:table-cell table:style-name="ce2" office:value-type="date" office:date-value="2022-08-29T16:09:00" calcext:value-type="date">
            <text:p>2022-08-29 16:09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number-columns-repeated="2" table:style-name="ce2" office:value-type="date" office:date-value="2022-08-29T17:55:00" calcext:value-type="date">
            <text:p>2022-08-29 17:55:00</text:p>
          </table:table-cell>
          <table:table-cell table:style-name="ce1" office:value-type="string" calcext:value-type="string">
            <text:p>張祖琰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就是有品質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cf410be15003cc8d16e.jpg" xlink:type="simple">https://commutag.agawork.tw//static/upload/dataset/630573b110be1564a1c8d123/image/630c8cf410be15003cc8d16e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76.jpg</text:p>
          </table:table-cell>
          <table:table-cell table:style-name="ce1" office:value-type="float" office:value="24.7998006506217" calcext:value-type="float">
            <text:p>24.7998006506217</text:p>
          </table:table-cell>
          <table:table-cell table:style-name="ce1" office:value-type="float" office:value="120.993998050689" calcext:value-type="float">
            <text:p>120.993998050689</text:p>
          </table:table-cell>
          <table:table-cell table:style-name="ce2" office:value-type="date" office:date-value="2022-08-29T16:09:00" calcext:value-type="date">
            <text:p>2022-08-29 16:09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number-columns-repeated="2" table:style-name="ce2" office:value-type="date" office:date-value="2022-08-29T17:56:44" calcext:value-type="date">
            <text:p>2022-08-29 17:56:44</text:p>
          </table:table-cell>
          <table:table-cell table:style-name="ce1" office:value-type="string" calcext:value-type="string">
            <text:p>黃文政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我好用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d5c10be15808fc8d16f.jpg" xlink:type="simple">https://commutag.agawork.tw//static/upload/dataset/630573b110be1564a1c8d123/image/630c8d5c10be15808fc8d16f.jpg</text:a>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00077.jpg</text:p>
          </table:table-cell>
          <table:table-cell table:style-name="ce1" office:value-type="float" office:value="24.7998055203273" calcext:value-type="float">
            <text:p>24.7998055203273</text:p>
          </table:table-cell>
          <table:table-cell table:style-name="ce1" office:value-type="float" office:value="120.993917584419" calcext:value-type="float">
            <text:p>120.993917584419</text:p>
          </table:table-cell>
          <table:table-cell table:style-name="ce2" office:value-type="date" office:date-value="2022-08-29T16:09:00" calcext:value-type="date">
            <text:p>2022-08-29 16:09:00</text:p>
          </table:table-cell>
          <table:table-cell/>
          <table:table-cell table:style-name="ce1" office:value-type="string" calcext:value-type="string">
            <text:p>5e748a1d4894f400bb0cf7df_哈爸</text:p>
          </table:table-cell>
          <table:table-cell table:number-columns-repeated="3"/>
          <table:table-cell table:number-columns-repeated="2" table:style-name="ce2" office:value-type="date" office:date-value="2022-08-29T17:58:18" calcext:value-type="date">
            <text:p>2022-08-29 17:58:18</text:p>
          </table:table-cell>
          <table:table-cell table:style-name="ce1" office:value-type="string" calcext:value-type="string">
            <text:p>黃文政</text:p>
          </table:table-cell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國民黨</text:p>
          </table:table-cell>
          <table:table-cell table:style-name="ce1" office:value-type="string" calcext:value-type="string">
            <text:p>東區</text:p>
          </table:table-cell>
          <table:table-cell table:style-name="ce1" office:value-type="string" calcext:value-type="string">
            <text:p>縣市議員</text:p>
          </table:table-cell>
          <table:table-cell table:style-name="ce1" office:value-type="string" calcext:value-type="string">
            <text:p>只有一個</text:p>
          </table:table-cell>
          <table:table-cell table:style-name="ce1" office:value-type="string" calcext:value-type="string">
            <text:p>固定式</text:p>
          </table:table-cell>
          <table:table-cell table:number-columns-repeated="2"/>
          <table:table-cell table:style-name="ce1" office:value-type="string" calcext:value-type="string">
            <text:p>是</text:p>
          </table:table-cell>
          <table:table-cell table:style-name="ce1" office:value-type="string" calcext:value-type="string">
            <text:p>從心開始 為民團結</text:p>
          </table:table-cell>
          <table:table-cell table:number-columns-repeated="2"/>
          <table:table-cell table:style-name="ce1" office:value-type="string" calcext:value-type="string">
            <text:p>不知</text:p>
          </table:table-cell>
          <table:table-cell table:style-name="ce3" office:value-type="string" calcext:value-type="string">
            <text:p><text:a xlink:href="https://commutag.agawork.tw//static/upload/dataset/630573b110be1564a1c8d123/image/630c8dba10be152d15c8d170.jpg" xlink:type="simple">https://commutag.agawork.tw//static/upload/dataset/630573b110be1564a1c8d123/image/630c8dba10be152d15c8d170.jpg</text:a></text:p>
          </table:table-cell>
          <table:table-cell table:number-columns-repeated="998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說明.$A$1" table:cell-range-address="$看板資料.$A$1:.$Z$78"/>
        </table:named-expressions>
      </table:table>
      <table:table table:name="C各縣市一張" table:style-name="ta3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縣市</text:p>
          </table:table-cell>
          <table:table-cell table:style-name="ce1" office:value-type="string" calcext:value-type="string">
            <text:p>有一張</text:p>
          </table:table-cell>
          <table:table-cell table:style-name="ce1" office:value-type="string" calcext:value-type="string">
            <text:p>誰會幫忙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桃園市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臺南市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臺中市</text:p>
          </table:table-cell>
          <table:table-cell table:style-name="ce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新北市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高雄市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臺北市</text:p>
          </table:table-cell>
          <table:table-cell table:style-name="ce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嘉義市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新竹市</text:p>
          </table:table-cell>
          <table:table-cell table:style-name="ce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基隆市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澎湖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花蓮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臺東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屏東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嘉義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雲林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南投縣</text:p>
          </table:table-cell>
          <table:table-cell table:style-name="ce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彰化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苗栗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新竹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宜蘭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金門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連江縣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各縣市基本張數" table:style-name="ta4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縣市</text:p>
          </table:table-cell>
          <table:table-cell table:style-name="ce1" office:value-type="string" calcext:value-type="string">
            <text:p>有一張</text:p>
          </table:table-cell>
          <table:table-cell table:style-name="ce1" office:value-type="string" calcext:value-type="string">
            <text:p>誰會幫忙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桃園市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臺南市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臺中市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新北市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高雄市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臺北市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嘉義市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新竹市</text:p>
          </table:table-cell>
          <table:table-cell/>
          <table:table-cell table:style-name="ce1" office:value-type="string" calcext:value-type="string">
            <text:p>哈爸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基隆市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澎湖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花蓮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臺東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屏東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嘉義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雲林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南投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彰化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苗栗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新竹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宜蘭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金門縣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連江縣</text:p>
          </table:table-cell>
          <table:table-cell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防守區域_鄉鎮" table:style-name="ta5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大選區</text:p>
          </table:table-cell>
          <table:table-cell table:style-name="ce1" office:value-type="string" calcext:value-type="string">
            <text:p>子選區</text:p>
          </table:table-cell>
          <table:table-cell table:style-name="ce1" office:value-type="string" calcext:value-type="string">
            <text:p>誰（暱稱，可多人）</text:p>
          </table:table-cell>
          <table:table-cell table:style-name="ce1" office:value-type="string" calcext:value-type="string">
            <text:p>猜測選區紀錄比例（%）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宜蘭縣</text:p>
          </table:table-cell>
          <table:table-cell table:style-name="ce5" office:value-type="string" calcext:value-type="string">
            <text:p>蘇澳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宜蘭縣</text:p>
          </table:table-cell>
          <table:table-cell table:style-name="ce5" office:value-type="string" calcext:value-type="string">
            <text:p>五結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宜蘭縣</text:p>
          </table:table-cell>
          <table:table-cell table:style-name="ce5" office:value-type="string" calcext:value-type="string">
            <text:p>宜蘭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宜蘭縣</text:p>
          </table:table-cell>
          <table:table-cell table:style-name="ce5" office:value-type="string" calcext:value-type="string">
            <text:p>壯圍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宜蘭縣</text:p>
          </table:table-cell>
          <table:table-cell table:style-name="ce5" office:value-type="string" calcext:value-type="string">
            <text:p>羅東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宜蘭縣</text:p>
          </table:table-cell>
          <table:table-cell table:style-name="ce5" office:value-type="string" calcext:value-type="string">
            <text:p>員山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宜蘭縣</text:p>
          </table:table-cell>
          <table:table-cell table:style-name="ce5" office:value-type="string" calcext:value-type="string">
            <text:p>冬山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宜蘭縣</text:p>
          </table:table-cell>
          <table:table-cell table:style-name="ce5" office:value-type="string" calcext:value-type="string">
            <text:p>三星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宜蘭縣</text:p>
          </table:table-cell>
          <table:table-cell table:style-name="ce5" office:value-type="string" calcext:value-type="string">
            <text:p>大同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宜蘭縣</text:p>
          </table:table-cell>
          <table:table-cell table:style-name="ce5" office:value-type="string" calcext:value-type="string">
            <text:p>頭城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宜蘭縣</text:p>
          </table:table-cell>
          <table:table-cell table:style-name="ce5" office:value-type="string" calcext:value-type="string">
            <text:p>南澳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宜蘭縣</text:p>
          </table:table-cell>
          <table:table-cell table:style-name="ce5" office:value-type="string" calcext:value-type="string">
            <text:p>礁溪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花蓮縣</text:p>
          </table:table-cell>
          <table:table-cell table:style-name="ce5" office:value-type="string" calcext:value-type="string">
            <text:p>鳳林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花蓮縣</text:p>
          </table:table-cell>
          <table:table-cell table:style-name="ce5" office:value-type="string" calcext:value-type="string">
            <text:p>光復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花蓮縣</text:p>
          </table:table-cell>
          <table:table-cell table:style-name="ce5" office:value-type="string" calcext:value-type="string">
            <text:p>瑞穗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花蓮縣</text:p>
          </table:table-cell>
          <table:table-cell table:style-name="ce5" office:value-type="string" calcext:value-type="string">
            <text:p>富里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花蓮縣</text:p>
          </table:table-cell>
          <table:table-cell table:style-name="ce5" office:value-type="string" calcext:value-type="string">
            <text:p>萬榮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花蓮縣</text:p>
          </table:table-cell>
          <table:table-cell table:style-name="ce5" office:value-type="string" calcext:value-type="string">
            <text:p>吉安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花蓮縣</text:p>
          </table:table-cell>
          <table:table-cell table:style-name="ce5" office:value-type="string" calcext:value-type="string">
            <text:p>壽豐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花蓮縣</text:p>
          </table:table-cell>
          <table:table-cell table:style-name="ce5" office:value-type="string" calcext:value-type="string">
            <text:p>豐濱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花蓮縣</text:p>
          </table:table-cell>
          <table:table-cell table:style-name="ce5" office:value-type="string" calcext:value-type="string">
            <text:p>秀林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花蓮縣</text:p>
          </table:table-cell>
          <table:table-cell table:style-name="ce5" office:value-type="string" calcext:value-type="string">
            <text:p>玉里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花蓮縣</text:p>
          </table:table-cell>
          <table:table-cell table:style-name="ce5" office:value-type="string" calcext:value-type="string">
            <text:p>卓溪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花蓮縣</text:p>
          </table:table-cell>
          <table:table-cell table:style-name="ce5" office:value-type="string" calcext:value-type="string">
            <text:p>花蓮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花蓮縣</text:p>
          </table:table-cell>
          <table:table-cell table:style-name="ce5" office:value-type="string" calcext:value-type="string">
            <text:p>新城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金門縣</text:p>
          </table:table-cell>
          <table:table-cell table:style-name="ce5" office:value-type="string" calcext:value-type="string">
            <text:p>金寧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金門縣</text:p>
          </table:table-cell>
          <table:table-cell table:style-name="ce5" office:value-type="string" calcext:value-type="string">
            <text:p>烏坵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金門縣</text:p>
          </table:table-cell>
          <table:table-cell table:style-name="ce5" office:value-type="string" calcext:value-type="string">
            <text:p>烈嶼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金門縣</text:p>
          </table:table-cell>
          <table:table-cell table:style-name="ce5" office:value-type="string" calcext:value-type="string">
            <text:p>金城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金門縣</text:p>
          </table:table-cell>
          <table:table-cell table:style-name="ce5" office:value-type="string" calcext:value-type="string">
            <text:p>金沙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金門縣</text:p>
          </table:table-cell>
          <table:table-cell table:style-name="ce5" office:value-type="string" calcext:value-type="string">
            <text:p>金湖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南投縣</text:p>
          </table:table-cell>
          <table:table-cell table:style-name="ce5" office:value-type="string" calcext:value-type="string">
            <text:p>南投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南投縣</text:p>
          </table:table-cell>
          <table:table-cell table:style-name="ce5" office:value-type="string" calcext:value-type="string">
            <text:p>埔里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南投縣</text:p>
          </table:table-cell>
          <table:table-cell table:style-name="ce5" office:value-type="string" calcext:value-type="string">
            <text:p>草屯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南投縣</text:p>
          </table:table-cell>
          <table:table-cell table:style-name="ce5" office:value-type="string" calcext:value-type="string">
            <text:p>竹山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南投縣</text:p>
          </table:table-cell>
          <table:table-cell table:style-name="ce5" office:value-type="string" calcext:value-type="string">
            <text:p>集集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南投縣</text:p>
          </table:table-cell>
          <table:table-cell table:style-name="ce5" office:value-type="string" calcext:value-type="string">
            <text:p>名間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南投縣</text:p>
          </table:table-cell>
          <table:table-cell table:style-name="ce5" office:value-type="string" calcext:value-type="string">
            <text:p>鹿谷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南投縣</text:p>
          </table:table-cell>
          <table:table-cell table:style-name="ce5" office:value-type="string" calcext:value-type="string">
            <text:p>中寮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南投縣</text:p>
          </table:table-cell>
          <table:table-cell table:style-name="ce5" office:value-type="string" calcext:value-type="string">
            <text:p>魚池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南投縣</text:p>
          </table:table-cell>
          <table:table-cell table:style-name="ce5" office:value-type="string" calcext:value-type="string">
            <text:p>國姓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南投縣</text:p>
          </table:table-cell>
          <table:table-cell table:style-name="ce5" office:value-type="string" calcext:value-type="string">
            <text:p>水里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南投縣</text:p>
          </table:table-cell>
          <table:table-cell table:style-name="ce5" office:value-type="string" calcext:value-type="string">
            <text:p>信義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南投縣</text:p>
          </table:table-cell>
          <table:table-cell table:style-name="ce5" office:value-type="string" calcext:value-type="string">
            <text:p>仁愛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佳冬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竹田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萬丹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屏東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潮州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長治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麟洛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九如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里港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鹽埔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高樹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萬巒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內埔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新埤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崁頂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南州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琉球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三地門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霧臺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瑪家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泰武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來義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春日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獅子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東港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恆春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枋寮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新園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林邊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車城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滿州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枋山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屏東縣</text:p>
          </table:table-cell>
          <table:table-cell table:style-name="ce5" office:value-type="string" calcext:value-type="string">
            <text:p>牡丹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三灣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南庄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苗栗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卓蘭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大湖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公館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銅鑼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頭屋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三義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西湖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造橋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獅潭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泰安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苑裡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通霄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竹南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後龍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苗栗縣</text:p>
          </table:table-cell>
          <table:table-cell table:style-name="ce5" office:value-type="string" calcext:value-type="string">
            <text:p>頭份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桃園市</text:p>
          </table:table-cell>
          <table:table-cell table:style-name="ce5" office:value-type="string" calcext:value-type="string">
            <text:p>蘆竹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桃園市</text:p>
          </table:table-cell>
          <table:table-cell table:style-name="ce5" office:value-type="string" calcext:value-type="string">
            <text:p>龜山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桃園市</text:p>
          </table:table-cell>
          <table:table-cell table:style-name="ce5" office:value-type="string" calcext:value-type="string">
            <text:p>龍潭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桃園市</text:p>
          </table:table-cell>
          <table:table-cell table:style-name="ce5" office:value-type="string" calcext:value-type="string">
            <text:p>復興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桃園市</text:p>
          </table:table-cell>
          <table:table-cell table:style-name="ce5" office:value-type="string" calcext:value-type="string">
            <text:p>大溪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桃園市</text:p>
          </table:table-cell>
          <table:table-cell table:style-name="ce5" office:value-type="string" calcext:value-type="string">
            <text:p>八德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桃園市</text:p>
          </table:table-cell>
          <table:table-cell table:style-name="ce5" office:value-type="string" calcext:value-type="string">
            <text:p>中壢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桃園市</text:p>
          </table:table-cell>
          <table:table-cell table:style-name="ce5" office:value-type="string" calcext:value-type="string">
            <text:p>桃園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桃園市</text:p>
          </table:table-cell>
          <table:table-cell table:style-name="ce5" office:value-type="string" calcext:value-type="string">
            <text:p>大園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桃園市</text:p>
          </table:table-cell>
          <table:table-cell table:style-name="ce5" office:value-type="string" calcext:value-type="string">
            <text:p>楊梅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桃園市</text:p>
          </table:table-cell>
          <table:table-cell table:style-name="ce5" office:value-type="string" calcext:value-type="string">
            <text:p>新屋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桃園市</text:p>
          </table:table-cell>
          <table:table-cell table:style-name="ce5" office:value-type="string" calcext:value-type="string">
            <text:p>觀音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桃園市</text:p>
          </table:table-cell>
          <table:table-cell table:style-name="ce5" office:value-type="string" calcext:value-type="string">
            <text:p>平鎮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小港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鹽埕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新興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前金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前鎮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楠梓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鳳山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大寮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大樹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大社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仁武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鳥松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岡山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橋頭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燕巢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田寮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阿蓮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路竹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湖內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旗山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美濃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六龜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甲仙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杉林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內門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茂林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桃源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那瑪夏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林園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茄萣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永安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彌陀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梓官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苓雅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三民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鼓山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左營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高雄市</text:p>
          </table:table-cell>
          <table:table-cell table:style-name="ce5" office:value-type="string" calcext:value-type="string">
            <text:p>旗津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基隆市</text:p>
          </table:table-cell>
          <table:table-cell table:style-name="ce5" office:value-type="string" calcext:value-type="string">
            <text:p>暖暖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基隆市</text:p>
          </table:table-cell>
          <table:table-cell table:style-name="ce5" office:value-type="string" calcext:value-type="string">
            <text:p>七堵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基隆市</text:p>
          </table:table-cell>
          <table:table-cell table:style-name="ce5" office:value-type="string" calcext:value-type="string">
            <text:p>仁愛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基隆市</text:p>
          </table:table-cell>
          <table:table-cell table:style-name="ce5" office:value-type="string" calcext:value-type="string">
            <text:p>信義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基隆市</text:p>
          </table:table-cell>
          <table:table-cell table:style-name="ce5" office:value-type="string" calcext:value-type="string">
            <text:p>中正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基隆市</text:p>
          </table:table-cell>
          <table:table-cell table:style-name="ce5" office:value-type="string" calcext:value-type="string">
            <text:p>中山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基隆市</text:p>
          </table:table-cell>
          <table:table-cell table:style-name="ce5" office:value-type="string" calcext:value-type="string">
            <text:p>安樂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連江縣</text:p>
          </table:table-cell>
          <table:table-cell table:style-name="ce5" office:value-type="string" calcext:value-type="string">
            <text:p>南竿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連江縣</text:p>
          </table:table-cell>
          <table:table-cell table:style-name="ce5" office:value-type="string" calcext:value-type="string">
            <text:p>莒光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連江縣</text:p>
          </table:table-cell>
          <table:table-cell table:style-name="ce5" office:value-type="string" calcext:value-type="string">
            <text:p>北竿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連江縣</text:p>
          </table:table-cell>
          <table:table-cell table:style-name="ce5" office:value-type="string" calcext:value-type="string">
            <text:p>東引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麥寮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斗六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斗南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虎尾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西螺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土庫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北港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古坑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大埤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莿桐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林內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二崙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崙背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東勢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褒忠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元長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水林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臺西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四湖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雲林縣</text:p>
          </table:table-cell>
          <table:table-cell table:style-name="ce5" office:value-type="string" calcext:value-type="string">
            <text:p>口湖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永和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新店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土城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蘆洲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五股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坪林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平溪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烏來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淡水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瑞芳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林口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三芝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八里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三峽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鶯歌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中和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樹林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深坑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板橋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石碇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新莊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泰山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三重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雙溪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貢寮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汐止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萬里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金山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北市</text:p>
          </table:table-cell>
          <table:table-cell table:style-name="ce5" office:value-type="string" calcext:value-type="string">
            <text:p>石門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竹市</text:p>
          </table:table-cell>
          <table:table-cell table:style-name="ce5" office:value-type="string" calcext:value-type="string">
            <text:p>北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竹市</text:p>
          </table:table-cell>
          <table:table-cell table:style-name="ce5" office:value-type="string" calcext:value-type="string">
            <text:p>香山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竹市</text:p>
          </table:table-cell>
          <table:table-cell table:style-name="ce5" office:value-type="string" calcext:value-type="string">
            <text:p>東區</text:p>
          </table:table-cell>
          <table:table-cell table:style-name="ce3" office:value-type="string" calcext:value-type="string">
            <text:p><text:a xlink:href="https://www.facebook.com/wuulong.hsu" xlink:type="simple">哈爸</text:a>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新竹縣</text:p>
          </table:table-cell>
          <table:table-cell table:style-name="ce5" office:value-type="string" calcext:value-type="string">
            <text:p>峨眉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竹縣</text:p>
          </table:table-cell>
          <table:table-cell table:style-name="ce5" office:value-type="string" calcext:value-type="string">
            <text:p>竹東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竹縣</text:p>
          </table:table-cell>
          <table:table-cell table:style-name="ce5" office:value-type="string" calcext:value-type="string">
            <text:p>新埔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竹縣</text:p>
          </table:table-cell>
          <table:table-cell table:style-name="ce5" office:value-type="string" calcext:value-type="string">
            <text:p>關西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竹縣</text:p>
          </table:table-cell>
          <table:table-cell table:style-name="ce5" office:value-type="string" calcext:value-type="string">
            <text:p>湖口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竹縣</text:p>
          </table:table-cell>
          <table:table-cell table:style-name="ce5" office:value-type="string" calcext:value-type="string">
            <text:p>芎林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竹縣</text:p>
          </table:table-cell>
          <table:table-cell table:style-name="ce5" office:value-type="string" calcext:value-type="string">
            <text:p>橫山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竹縣</text:p>
          </table:table-cell>
          <table:table-cell table:style-name="ce5" office:value-type="string" calcext:value-type="string">
            <text:p>北埔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竹縣</text:p>
          </table:table-cell>
          <table:table-cell table:style-name="ce5" office:value-type="string" calcext:value-type="string">
            <text:p>寶山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竹縣</text:p>
          </table:table-cell>
          <table:table-cell table:style-name="ce5" office:value-type="string" calcext:value-type="string">
            <text:p>尖石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竹縣</text:p>
          </table:table-cell>
          <table:table-cell table:style-name="ce5" office:value-type="string" calcext:value-type="string">
            <text:p>五峰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竹縣</text:p>
          </table:table-cell>
          <table:table-cell table:style-name="ce5" office:value-type="string" calcext:value-type="string">
            <text:p>竹北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新竹縣</text:p>
          </table:table-cell>
          <table:table-cell table:style-name="ce5" office:value-type="string" calcext:value-type="string">
            <text:p>新豐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市</text:p>
          </table:table-cell>
          <table:table-cell table:style-name="ce5" office:value-type="string" calcext:value-type="string">
            <text:p>東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市</text:p>
          </table:table-cell>
          <table:table-cell table:style-name="ce5" office:value-type="string" calcext:value-type="string">
            <text:p>西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太保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中埔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番路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水上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東石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朴子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大林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民雄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溪口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新港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六腳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義竹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鹿草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竹崎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梅山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大埔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阿里山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嘉義縣</text:p>
          </table:table-cell>
          <table:table-cell table:style-name="ce5" office:value-type="string" calcext:value-type="string">
            <text:p>布袋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田中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社頭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員林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彰化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和美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線西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伸港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秀水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花壇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芬園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溪湖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大村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埔鹽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埔心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永靖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二水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二林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埤頭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芳苑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大城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竹塘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溪州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鹿港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福興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北斗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彰化縣</text:p>
          </table:table-cell>
          <table:table-cell table:style-name="ce5" office:value-type="string" calcext:value-type="string">
            <text:p>田尾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南屯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烏日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中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東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南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西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北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西屯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北屯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豐原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東勢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沙鹿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后里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神岡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潭子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大雅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新社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石岡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外埔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大肚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太平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和平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大甲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大安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龍井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清水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梧棲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霧峰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中市</text:p>
          </table:table-cell>
          <table:table-cell table:style-name="ce5" office:value-type="string" calcext:value-type="string">
            <text:p>大里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北市</text:p>
          </table:table-cell>
          <table:table-cell table:style-name="ce5" office:value-type="string" calcext:value-type="string">
            <text:p>大安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北市</text:p>
          </table:table-cell>
          <table:table-cell table:style-name="ce5" office:value-type="string" calcext:value-type="string">
            <text:p>文山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北市</text:p>
          </table:table-cell>
          <table:table-cell table:style-name="ce5" office:value-type="string" calcext:value-type="string">
            <text:p>信義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北市</text:p>
          </table:table-cell>
          <table:table-cell table:style-name="ce5" office:value-type="string" calcext:value-type="string">
            <text:p>萬華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北市</text:p>
          </table:table-cell>
          <table:table-cell table:style-name="ce5" office:value-type="string" calcext:value-type="string">
            <text:p>中正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北市</text:p>
          </table:table-cell>
          <table:table-cell table:style-name="ce5" office:value-type="string" calcext:value-type="string">
            <text:p>南港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北市</text:p>
          </table:table-cell>
          <table:table-cell table:style-name="ce5" office:value-type="string" calcext:value-type="string">
            <text:p>松山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北市</text:p>
          </table:table-cell>
          <table:table-cell table:style-name="ce5" office:value-type="string" calcext:value-type="string">
            <text:p>大同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北市</text:p>
          </table:table-cell>
          <table:table-cell table:style-name="ce5" office:value-type="string" calcext:value-type="string">
            <text:p>中山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北市</text:p>
          </table:table-cell>
          <table:table-cell table:style-name="ce5" office:value-type="string" calcext:value-type="string">
            <text:p>內湖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北市</text:p>
          </table:table-cell>
          <table:table-cell table:style-name="ce5" office:value-type="string" calcext:value-type="string">
            <text:p>士林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北市</text:p>
          </table:table-cell>
          <table:table-cell table:style-name="ce5" office:value-type="string" calcext:value-type="string">
            <text:p>北投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東縣</text:p>
          </table:table-cell>
          <table:table-cell table:style-name="ce5" office:value-type="string" calcext:value-type="string">
            <text:p>成功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東縣</text:p>
          </table:table-cell>
          <table:table-cell table:style-name="ce5" office:value-type="string" calcext:value-type="string">
            <text:p>綠島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東縣</text:p>
          </table:table-cell>
          <table:table-cell table:style-name="ce5" office:value-type="string" calcext:value-type="string">
            <text:p>蘭嶼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東縣</text:p>
          </table:table-cell>
          <table:table-cell table:style-name="ce5" office:value-type="string" calcext:value-type="string">
            <text:p>鹿野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東縣</text:p>
          </table:table-cell>
          <table:table-cell table:style-name="ce5" office:value-type="string" calcext:value-type="string">
            <text:p>池上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東縣</text:p>
          </table:table-cell>
          <table:table-cell table:style-name="ce5" office:value-type="string" calcext:value-type="string">
            <text:p>延平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東縣</text:p>
          </table:table-cell>
          <table:table-cell table:style-name="ce5" office:value-type="string" calcext:value-type="string">
            <text:p>金峰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東縣</text:p>
          </table:table-cell>
          <table:table-cell table:style-name="ce5" office:value-type="string" calcext:value-type="string">
            <text:p>臺東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東縣</text:p>
          </table:table-cell>
          <table:table-cell table:style-name="ce5" office:value-type="string" calcext:value-type="string">
            <text:p>卑南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東縣</text:p>
          </table:table-cell>
          <table:table-cell table:style-name="ce5" office:value-type="string" calcext:value-type="string">
            <text:p>東河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東縣</text:p>
          </table:table-cell>
          <table:table-cell table:style-name="ce5" office:value-type="string" calcext:value-type="string">
            <text:p>長濱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東縣</text:p>
          </table:table-cell>
          <table:table-cell table:style-name="ce5" office:value-type="string" calcext:value-type="string">
            <text:p>太麻里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東縣</text:p>
          </table:table-cell>
          <table:table-cell table:style-name="ce5" office:value-type="string" calcext:value-type="string">
            <text:p>達仁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東縣</text:p>
          </table:table-cell>
          <table:table-cell table:style-name="ce5" office:value-type="string" calcext:value-type="string">
            <text:p>大武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東縣</text:p>
          </table:table-cell>
          <table:table-cell table:style-name="ce5" office:value-type="string" calcext:value-type="string">
            <text:p>關山鎮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東縣</text:p>
          </table:table-cell>
          <table:table-cell table:style-name="ce5" office:value-type="string" calcext:value-type="string">
            <text:p>海端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新營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鹽水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白河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後壁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麻豆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下營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六甲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官田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大內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佳里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學甲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西港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新化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新市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安定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玉井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楠西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南化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左鎮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仁德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歸仁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關廟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龍崎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永康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北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北門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安南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南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東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安平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中西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善化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山上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柳營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東山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七股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臺南市</text:p>
          </table:table-cell>
          <table:table-cell table:style-name="ce5" office:value-type="string" calcext:value-type="string">
            <text:p>將軍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澎湖縣</text:p>
          </table:table-cell>
          <table:table-cell table:style-name="ce5" office:value-type="string" calcext:value-type="string">
            <text:p>馬公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澎湖縣</text:p>
          </table:table-cell>
          <table:table-cell table:style-name="ce5" office:value-type="string" calcext:value-type="string">
            <text:p>湖西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澎湖縣</text:p>
          </table:table-cell>
          <table:table-cell table:style-name="ce5" office:value-type="string" calcext:value-type="string">
            <text:p>白沙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澎湖縣</text:p>
          </table:table-cell>
          <table:table-cell table:style-name="ce5" office:value-type="string" calcext:value-type="string">
            <text:p>西嶼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澎湖縣</text:p>
          </table:table-cell>
          <table:table-cell table:style-name="ce5" office:value-type="string" calcext:value-type="string">
            <text:p>望安鄉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澎湖縣</text:p>
          </table:table-cell>
          <table:table-cell table:style-name="ce5" office:value-type="string" calcext:value-type="string">
            <text:p>七美鄉</text:p>
          </table:table-cell>
          <table:table-cell table:number-columns-repeated="1022"/>
        </table:table-row>
        <table:table-row table:style-name="ro2" table:number-rows-repeated="10482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候選人資訊" table:style-name="ta6">
        <table:table-column table:style-name="co3" table:number-columns-repeated="1024" table:default-cell-style-name="Default"/>
        <table:table-row table:style-name="ro1">
          <table:table-cell table:style-name="ce6" office:value-type="string" calcext:value-type="string">
            <text:p>候選人類別</text:p>
          </table:table-cell>
          <table:table-cell table:style-name="ce6" office:value-type="string" calcext:value-type="string">
            <text:p>候選人名稱</text:p>
          </table:table-cell>
          <table:table-cell table:style-name="ce6" office:value-type="string" calcext:value-type="string">
            <text:p>主選區</text:p>
          </table:table-cell>
          <table:table-cell table:style-name="ce6" office:value-type="string" calcext:value-type="string">
            <text:p>子選區</text:p>
          </table:table-cell>
          <table:table-cell table:style-name="ce9" office:value-type="string" calcext:value-type="string">
            <text:p>地區</text:p>
          </table:table-cell>
          <table:table-cell table:style-name="ce9" office:value-type="string" calcext:value-type="string">
            <text:p>號次</text:p>
          </table:table-cell>
          <table:table-cell table:style-name="ce9" office:value-type="string" calcext:value-type="string">
            <text:p>性別</text:p>
          </table:table-cell>
          <table:table-cell table:style-name="ce9" office:value-type="string" calcext:value-type="string">
            <text:p>出生年次</text:p>
          </table:table-cell>
          <table:table-cell table:style-name="ce9" office:value-type="string" calcext:value-type="string">
            <text:p>推薦政黨</text:p>
          </table:table-cell>
          <table:table-cell table:style-name="ce8" table:number-columns-repeated="16"/>
          <table:table-cell table:number-columns-repeated="999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 table:style-name="ce1" office:value-type="string" calcext:value-type="string">
            <text:p>沈慧虹</text:p>
          </table:table-cell>
          <table:table-cell table:style-name="ce6" office:value-type="string" calcext:value-type="string">
            <text:p>新竹市</text:p>
          </table:table-cell>
          <table:table-cell table:style-name="ce8"/>
          <table:table-cell table:number-columns-repeated="4"/>
          <table:table-cell table:style-name="ce1" office:value-type="string" calcext:value-type="string">
            <text:p>民進黨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 table:style-name="ce1" office:value-type="string" calcext:value-type="string">
            <text:p>林耕仁</text:p>
          </table:table-cell>
          <table:table-cell table:style-name="ce6" office:value-type="string" calcext:value-type="string">
            <text:p>新竹市</text:p>
          </table:table-cell>
          <table:table-cell table:style-name="ce8"/>
          <table:table-cell table:number-columns-repeated="4"/>
          <table:table-cell table:style-name="ce1" office:value-type="string" calcext:value-type="string">
            <text:p>國民黨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 table:style-name="ce1" office:value-type="string" calcext:value-type="string">
            <text:p>高虹安</text:p>
          </table:table-cell>
          <table:table-cell table:style-name="ce6" office:value-type="string" calcext:value-type="string">
            <text:p>新竹市</text:p>
          </table:table-cell>
          <table:table-cell table:style-name="ce8"/>
          <table:table-cell table:number-columns-repeated="4"/>
          <table:table-cell table:style-name="ce1" office:value-type="string" calcext:value-type="string">
            <text:p>民眾黨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桃園市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臺南市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臺中市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新北市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高雄市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臺北市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嘉義市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基隆市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澎湖縣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花蓮縣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臺東縣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屏東縣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嘉義縣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雲林縣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南投縣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彰化縣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苗栗縣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新竹縣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宜蘭縣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金門縣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長</text:p>
          </table:table-cell>
          <table:table-cell/>
          <table:table-cell table:style-name="ce6" office:value-type="string" calcext:value-type="string">
            <text:p>連江縣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宜蘭縣</text:p>
          </table:table-cell>
          <table:table-cell table:style-name="ce7" office:value-type="string" calcext:value-type="string">
            <text:p>蘇澳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宜蘭縣</text:p>
          </table:table-cell>
          <table:table-cell table:style-name="ce7" office:value-type="string" calcext:value-type="string">
            <text:p>五結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宜蘭縣</text:p>
          </table:table-cell>
          <table:table-cell table:style-name="ce7" office:value-type="string" calcext:value-type="string">
            <text:p>宜蘭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宜蘭縣</text:p>
          </table:table-cell>
          <table:table-cell table:style-name="ce7" office:value-type="string" calcext:value-type="string">
            <text:p>壯圍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宜蘭縣</text:p>
          </table:table-cell>
          <table:table-cell table:style-name="ce7" office:value-type="string" calcext:value-type="string">
            <text:p>羅東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宜蘭縣</text:p>
          </table:table-cell>
          <table:table-cell table:style-name="ce7" office:value-type="string" calcext:value-type="string">
            <text:p>員山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宜蘭縣</text:p>
          </table:table-cell>
          <table:table-cell table:style-name="ce7" office:value-type="string" calcext:value-type="string">
            <text:p>冬山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宜蘭縣</text:p>
          </table:table-cell>
          <table:table-cell table:style-name="ce7" office:value-type="string" calcext:value-type="string">
            <text:p>三星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宜蘭縣</text:p>
          </table:table-cell>
          <table:table-cell table:style-name="ce7" office:value-type="string" calcext:value-type="string">
            <text:p>大同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宜蘭縣</text:p>
          </table:table-cell>
          <table:table-cell table:style-name="ce7" office:value-type="string" calcext:value-type="string">
            <text:p>頭城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宜蘭縣</text:p>
          </table:table-cell>
          <table:table-cell table:style-name="ce7" office:value-type="string" calcext:value-type="string">
            <text:p>南澳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宜蘭縣</text:p>
          </table:table-cell>
          <table:table-cell table:style-name="ce7" office:value-type="string" calcext:value-type="string">
            <text:p>礁溪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花蓮縣</text:p>
          </table:table-cell>
          <table:table-cell table:style-name="ce7" office:value-type="string" calcext:value-type="string">
            <text:p>鳳林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花蓮縣</text:p>
          </table:table-cell>
          <table:table-cell table:style-name="ce7" office:value-type="string" calcext:value-type="string">
            <text:p>光復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花蓮縣</text:p>
          </table:table-cell>
          <table:table-cell table:style-name="ce7" office:value-type="string" calcext:value-type="string">
            <text:p>瑞穗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花蓮縣</text:p>
          </table:table-cell>
          <table:table-cell table:style-name="ce7" office:value-type="string" calcext:value-type="string">
            <text:p>富里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花蓮縣</text:p>
          </table:table-cell>
          <table:table-cell table:style-name="ce7" office:value-type="string" calcext:value-type="string">
            <text:p>萬榮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花蓮縣</text:p>
          </table:table-cell>
          <table:table-cell table:style-name="ce7" office:value-type="string" calcext:value-type="string">
            <text:p>吉安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花蓮縣</text:p>
          </table:table-cell>
          <table:table-cell table:style-name="ce7" office:value-type="string" calcext:value-type="string">
            <text:p>壽豐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花蓮縣</text:p>
          </table:table-cell>
          <table:table-cell table:style-name="ce7" office:value-type="string" calcext:value-type="string">
            <text:p>豐濱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花蓮縣</text:p>
          </table:table-cell>
          <table:table-cell table:style-name="ce7" office:value-type="string" calcext:value-type="string">
            <text:p>秀林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花蓮縣</text:p>
          </table:table-cell>
          <table:table-cell table:style-name="ce7" office:value-type="string" calcext:value-type="string">
            <text:p>玉里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花蓮縣</text:p>
          </table:table-cell>
          <table:table-cell table:style-name="ce7" office:value-type="string" calcext:value-type="string">
            <text:p>卓溪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花蓮縣</text:p>
          </table:table-cell>
          <table:table-cell table:style-name="ce7" office:value-type="string" calcext:value-type="string">
            <text:p>花蓮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花蓮縣</text:p>
          </table:table-cell>
          <table:table-cell table:style-name="ce7" office:value-type="string" calcext:value-type="string">
            <text:p>新城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金門縣</text:p>
          </table:table-cell>
          <table:table-cell table:style-name="ce7" office:value-type="string" calcext:value-type="string">
            <text:p>金寧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金門縣</text:p>
          </table:table-cell>
          <table:table-cell table:style-name="ce7" office:value-type="string" calcext:value-type="string">
            <text:p>烏坵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金門縣</text:p>
          </table:table-cell>
          <table:table-cell table:style-name="ce7" office:value-type="string" calcext:value-type="string">
            <text:p>烈嶼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金門縣</text:p>
          </table:table-cell>
          <table:table-cell table:style-name="ce7" office:value-type="string" calcext:value-type="string">
            <text:p>金城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金門縣</text:p>
          </table:table-cell>
          <table:table-cell table:style-name="ce7" office:value-type="string" calcext:value-type="string">
            <text:p>金沙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金門縣</text:p>
          </table:table-cell>
          <table:table-cell table:style-name="ce7" office:value-type="string" calcext:value-type="string">
            <text:p>金湖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南投縣</text:p>
          </table:table-cell>
          <table:table-cell table:style-name="ce7" office:value-type="string" calcext:value-type="string">
            <text:p>南投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南投縣</text:p>
          </table:table-cell>
          <table:table-cell table:style-name="ce7" office:value-type="string" calcext:value-type="string">
            <text:p>埔里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南投縣</text:p>
          </table:table-cell>
          <table:table-cell table:style-name="ce7" office:value-type="string" calcext:value-type="string">
            <text:p>草屯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南投縣</text:p>
          </table:table-cell>
          <table:table-cell table:style-name="ce7" office:value-type="string" calcext:value-type="string">
            <text:p>竹山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南投縣</text:p>
          </table:table-cell>
          <table:table-cell table:style-name="ce7" office:value-type="string" calcext:value-type="string">
            <text:p>集集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南投縣</text:p>
          </table:table-cell>
          <table:table-cell table:style-name="ce7" office:value-type="string" calcext:value-type="string">
            <text:p>名間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南投縣</text:p>
          </table:table-cell>
          <table:table-cell table:style-name="ce7" office:value-type="string" calcext:value-type="string">
            <text:p>鹿谷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南投縣</text:p>
          </table:table-cell>
          <table:table-cell table:style-name="ce7" office:value-type="string" calcext:value-type="string">
            <text:p>中寮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南投縣</text:p>
          </table:table-cell>
          <table:table-cell table:style-name="ce7" office:value-type="string" calcext:value-type="string">
            <text:p>魚池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南投縣</text:p>
          </table:table-cell>
          <table:table-cell table:style-name="ce7" office:value-type="string" calcext:value-type="string">
            <text:p>國姓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南投縣</text:p>
          </table:table-cell>
          <table:table-cell table:style-name="ce7" office:value-type="string" calcext:value-type="string">
            <text:p>水里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南投縣</text:p>
          </table:table-cell>
          <table:table-cell table:style-name="ce7" office:value-type="string" calcext:value-type="string">
            <text:p>信義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南投縣</text:p>
          </table:table-cell>
          <table:table-cell table:style-name="ce7" office:value-type="string" calcext:value-type="string">
            <text:p>仁愛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佳冬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竹田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萬丹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屏東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潮州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長治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麟洛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九如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里港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鹽埔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高樹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萬巒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內埔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新埤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崁頂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南州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琉球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三地門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霧臺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瑪家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泰武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來義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春日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獅子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東港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恆春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枋寮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新園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林邊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車城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滿州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枋山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屏東縣</text:p>
          </table:table-cell>
          <table:table-cell table:style-name="ce7" office:value-type="string" calcext:value-type="string">
            <text:p>牡丹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三灣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南庄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苗栗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卓蘭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大湖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公館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銅鑼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頭屋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三義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西湖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造橋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獅潭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泰安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苑裡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通霄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竹南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後龍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苗栗縣</text:p>
          </table:table-cell>
          <table:table-cell table:style-name="ce7" office:value-type="string" calcext:value-type="string">
            <text:p>頭份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桃園市</text:p>
          </table:table-cell>
          <table:table-cell table:style-name="ce7" office:value-type="string" calcext:value-type="string">
            <text:p>蘆竹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桃園市</text:p>
          </table:table-cell>
          <table:table-cell table:style-name="ce7" office:value-type="string" calcext:value-type="string">
            <text:p>龜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桃園市</text:p>
          </table:table-cell>
          <table:table-cell table:style-name="ce7" office:value-type="string" calcext:value-type="string">
            <text:p>龍潭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桃園市</text:p>
          </table:table-cell>
          <table:table-cell table:style-name="ce7" office:value-type="string" calcext:value-type="string">
            <text:p>復興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桃園市</text:p>
          </table:table-cell>
          <table:table-cell table:style-name="ce7" office:value-type="string" calcext:value-type="string">
            <text:p>大溪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桃園市</text:p>
          </table:table-cell>
          <table:table-cell table:style-name="ce7" office:value-type="string" calcext:value-type="string">
            <text:p>八德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桃園市</text:p>
          </table:table-cell>
          <table:table-cell table:style-name="ce7" office:value-type="string" calcext:value-type="string">
            <text:p>中壢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桃園市</text:p>
          </table:table-cell>
          <table:table-cell table:style-name="ce7" office:value-type="string" calcext:value-type="string">
            <text:p>桃園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桃園市</text:p>
          </table:table-cell>
          <table:table-cell table:style-name="ce7" office:value-type="string" calcext:value-type="string">
            <text:p>大園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桃園市</text:p>
          </table:table-cell>
          <table:table-cell table:style-name="ce7" office:value-type="string" calcext:value-type="string">
            <text:p>楊梅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桃園市</text:p>
          </table:table-cell>
          <table:table-cell table:style-name="ce7" office:value-type="string" calcext:value-type="string">
            <text:p>新屋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桃園市</text:p>
          </table:table-cell>
          <table:table-cell table:style-name="ce7" office:value-type="string" calcext:value-type="string">
            <text:p>觀音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桃園市</text:p>
          </table:table-cell>
          <table:table-cell table:style-name="ce7" office:value-type="string" calcext:value-type="string">
            <text:p>平鎮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小港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鹽埕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新興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前金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前鎮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楠梓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鳳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大寮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大樹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大社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仁武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鳥松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岡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橋頭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燕巢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田寮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阿蓮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路竹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湖內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旗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美濃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六龜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甲仙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杉林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內門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茂林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桃源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那瑪夏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林園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茄萣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永安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彌陀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梓官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苓雅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三民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鼓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左營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高雄市</text:p>
          </table:table-cell>
          <table:table-cell table:style-name="ce7" office:value-type="string" calcext:value-type="string">
            <text:p>旗津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基隆市</text:p>
          </table:table-cell>
          <table:table-cell table:style-name="ce7" office:value-type="string" calcext:value-type="string">
            <text:p>暖暖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基隆市</text:p>
          </table:table-cell>
          <table:table-cell table:style-name="ce7" office:value-type="string" calcext:value-type="string">
            <text:p>七堵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基隆市</text:p>
          </table:table-cell>
          <table:table-cell table:style-name="ce7" office:value-type="string" calcext:value-type="string">
            <text:p>仁愛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基隆市</text:p>
          </table:table-cell>
          <table:table-cell table:style-name="ce7" office:value-type="string" calcext:value-type="string">
            <text:p>信義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基隆市</text:p>
          </table:table-cell>
          <table:table-cell table:style-name="ce7" office:value-type="string" calcext:value-type="string">
            <text:p>中正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基隆市</text:p>
          </table:table-cell>
          <table:table-cell table:style-name="ce7" office:value-type="string" calcext:value-type="string">
            <text:p>中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基隆市</text:p>
          </table:table-cell>
          <table:table-cell table:style-name="ce7" office:value-type="string" calcext:value-type="string">
            <text:p>安樂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連江縣</text:p>
          </table:table-cell>
          <table:table-cell table:style-name="ce7" office:value-type="string" calcext:value-type="string">
            <text:p>南竿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連江縣</text:p>
          </table:table-cell>
          <table:table-cell table:style-name="ce7" office:value-type="string" calcext:value-type="string">
            <text:p>莒光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連江縣</text:p>
          </table:table-cell>
          <table:table-cell table:style-name="ce7" office:value-type="string" calcext:value-type="string">
            <text:p>北竿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連江縣</text:p>
          </table:table-cell>
          <table:table-cell table:style-name="ce7" office:value-type="string" calcext:value-type="string">
            <text:p>東引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麥寮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斗六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斗南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虎尾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西螺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土庫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北港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古坑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大埤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莿桐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林內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二崙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崙背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東勢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褒忠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元長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水林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臺西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四湖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雲林縣</text:p>
          </table:table-cell>
          <table:table-cell table:style-name="ce7" office:value-type="string" calcext:value-type="string">
            <text:p>口湖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永和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新店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土城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蘆洲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五股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坪林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平溪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烏來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淡水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瑞芳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林口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三芝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八里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三峽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鶯歌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中和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樹林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深坑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板橋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石碇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新莊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泰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三重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雙溪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貢寮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汐止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萬里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金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北市</text:p>
          </table:table-cell>
          <table:table-cell table:style-name="ce7" office:value-type="string" calcext:value-type="string">
            <text:p>石門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竹市</text:p>
          </table:table-cell>
          <table:table-cell table:style-name="ce7" office:value-type="string" calcext:value-type="string">
            <text:p>北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竹市</text:p>
          </table:table-cell>
          <table:table-cell table:style-name="ce7" office:value-type="string" calcext:value-type="string">
            <text:p>香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竹市</text:p>
          </table:table-cell>
          <table:table-cell table:style-name="ce7" office:value-type="string" calcext:value-type="string">
            <text:p>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竹縣</text:p>
          </table:table-cell>
          <table:table-cell table:style-name="ce7" office:value-type="string" calcext:value-type="string">
            <text:p>峨眉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竹縣</text:p>
          </table:table-cell>
          <table:table-cell table:style-name="ce7" office:value-type="string" calcext:value-type="string">
            <text:p>竹東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竹縣</text:p>
          </table:table-cell>
          <table:table-cell table:style-name="ce7" office:value-type="string" calcext:value-type="string">
            <text:p>新埔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竹縣</text:p>
          </table:table-cell>
          <table:table-cell table:style-name="ce7" office:value-type="string" calcext:value-type="string">
            <text:p>關西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竹縣</text:p>
          </table:table-cell>
          <table:table-cell table:style-name="ce7" office:value-type="string" calcext:value-type="string">
            <text:p>湖口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竹縣</text:p>
          </table:table-cell>
          <table:table-cell table:style-name="ce7" office:value-type="string" calcext:value-type="string">
            <text:p>芎林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竹縣</text:p>
          </table:table-cell>
          <table:table-cell table:style-name="ce7" office:value-type="string" calcext:value-type="string">
            <text:p>橫山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竹縣</text:p>
          </table:table-cell>
          <table:table-cell table:style-name="ce7" office:value-type="string" calcext:value-type="string">
            <text:p>北埔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竹縣</text:p>
          </table:table-cell>
          <table:table-cell table:style-name="ce7" office:value-type="string" calcext:value-type="string">
            <text:p>寶山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竹縣</text:p>
          </table:table-cell>
          <table:table-cell table:style-name="ce7" office:value-type="string" calcext:value-type="string">
            <text:p>尖石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竹縣</text:p>
          </table:table-cell>
          <table:table-cell table:style-name="ce7" office:value-type="string" calcext:value-type="string">
            <text:p>五峰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竹縣</text:p>
          </table:table-cell>
          <table:table-cell table:style-name="ce7" office:value-type="string" calcext:value-type="string">
            <text:p>竹北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新竹縣</text:p>
          </table:table-cell>
          <table:table-cell table:style-name="ce7" office:value-type="string" calcext:value-type="string">
            <text:p>新豐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市</text:p>
          </table:table-cell>
          <table:table-cell table:style-name="ce7" office:value-type="string" calcext:value-type="string">
            <text:p>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市</text:p>
          </table:table-cell>
          <table:table-cell table:style-name="ce7" office:value-type="string" calcext:value-type="string">
            <text:p>西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太保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中埔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番路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水上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東石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朴子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大林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民雄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溪口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新港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六腳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義竹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鹿草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竹崎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梅山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大埔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阿里山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嘉義縣</text:p>
          </table:table-cell>
          <table:table-cell table:style-name="ce7" office:value-type="string" calcext:value-type="string">
            <text:p>布袋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田中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社頭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員林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彰化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和美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線西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伸港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秀水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花壇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芬園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溪湖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大村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埔鹽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埔心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永靖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二水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二林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埤頭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芳苑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大城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竹塘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溪州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鹿港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福興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北斗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彰化縣</text:p>
          </table:table-cell>
          <table:table-cell table:style-name="ce7" office:value-type="string" calcext:value-type="string">
            <text:p>田尾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南屯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烏日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中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南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西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北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西屯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北屯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豐原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東勢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沙鹿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后里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神岡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潭子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大雅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新社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石岡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外埔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大肚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太平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和平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大甲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大安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龍井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清水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梧棲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霧峰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中市</text:p>
          </table:table-cell>
          <table:table-cell table:style-name="ce7" office:value-type="string" calcext:value-type="string">
            <text:p>大里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北市</text:p>
          </table:table-cell>
          <table:table-cell table:style-name="ce7" office:value-type="string" calcext:value-type="string">
            <text:p>大安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北市</text:p>
          </table:table-cell>
          <table:table-cell table:style-name="ce7" office:value-type="string" calcext:value-type="string">
            <text:p>文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北市</text:p>
          </table:table-cell>
          <table:table-cell table:style-name="ce7" office:value-type="string" calcext:value-type="string">
            <text:p>信義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北市</text:p>
          </table:table-cell>
          <table:table-cell table:style-name="ce7" office:value-type="string" calcext:value-type="string">
            <text:p>萬華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北市</text:p>
          </table:table-cell>
          <table:table-cell table:style-name="ce7" office:value-type="string" calcext:value-type="string">
            <text:p>中正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北市</text:p>
          </table:table-cell>
          <table:table-cell table:style-name="ce7" office:value-type="string" calcext:value-type="string">
            <text:p>南港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北市</text:p>
          </table:table-cell>
          <table:table-cell table:style-name="ce7" office:value-type="string" calcext:value-type="string">
            <text:p>松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北市</text:p>
          </table:table-cell>
          <table:table-cell table:style-name="ce7" office:value-type="string" calcext:value-type="string">
            <text:p>大同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北市</text:p>
          </table:table-cell>
          <table:table-cell table:style-name="ce7" office:value-type="string" calcext:value-type="string">
            <text:p>中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北市</text:p>
          </table:table-cell>
          <table:table-cell table:style-name="ce7" office:value-type="string" calcext:value-type="string">
            <text:p>內湖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北市</text:p>
          </table:table-cell>
          <table:table-cell table:style-name="ce7" office:value-type="string" calcext:value-type="string">
            <text:p>士林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北市</text:p>
          </table:table-cell>
          <table:table-cell table:style-name="ce7" office:value-type="string" calcext:value-type="string">
            <text:p>北投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東縣</text:p>
          </table:table-cell>
          <table:table-cell table:style-name="ce7" office:value-type="string" calcext:value-type="string">
            <text:p>成功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東縣</text:p>
          </table:table-cell>
          <table:table-cell table:style-name="ce7" office:value-type="string" calcext:value-type="string">
            <text:p>綠島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東縣</text:p>
          </table:table-cell>
          <table:table-cell table:style-name="ce7" office:value-type="string" calcext:value-type="string">
            <text:p>蘭嶼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東縣</text:p>
          </table:table-cell>
          <table:table-cell table:style-name="ce7" office:value-type="string" calcext:value-type="string">
            <text:p>鹿野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東縣</text:p>
          </table:table-cell>
          <table:table-cell table:style-name="ce7" office:value-type="string" calcext:value-type="string">
            <text:p>池上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東縣</text:p>
          </table:table-cell>
          <table:table-cell table:style-name="ce7" office:value-type="string" calcext:value-type="string">
            <text:p>延平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東縣</text:p>
          </table:table-cell>
          <table:table-cell table:style-name="ce7" office:value-type="string" calcext:value-type="string">
            <text:p>金峰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東縣</text:p>
          </table:table-cell>
          <table:table-cell table:style-name="ce7" office:value-type="string" calcext:value-type="string">
            <text:p>臺東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東縣</text:p>
          </table:table-cell>
          <table:table-cell table:style-name="ce7" office:value-type="string" calcext:value-type="string">
            <text:p>卑南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東縣</text:p>
          </table:table-cell>
          <table:table-cell table:style-name="ce7" office:value-type="string" calcext:value-type="string">
            <text:p>東河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東縣</text:p>
          </table:table-cell>
          <table:table-cell table:style-name="ce7" office:value-type="string" calcext:value-type="string">
            <text:p>長濱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東縣</text:p>
          </table:table-cell>
          <table:table-cell table:style-name="ce7" office:value-type="string" calcext:value-type="string">
            <text:p>太麻里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東縣</text:p>
          </table:table-cell>
          <table:table-cell table:style-name="ce7" office:value-type="string" calcext:value-type="string">
            <text:p>達仁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東縣</text:p>
          </table:table-cell>
          <table:table-cell table:style-name="ce7" office:value-type="string" calcext:value-type="string">
            <text:p>大武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東縣</text:p>
          </table:table-cell>
          <table:table-cell table:style-name="ce7" office:value-type="string" calcext:value-type="string">
            <text:p>關山鎮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東縣</text:p>
          </table:table-cell>
          <table:table-cell table:style-name="ce7" office:value-type="string" calcext:value-type="string">
            <text:p>海端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新營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鹽水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白河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後壁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麻豆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下營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六甲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官田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大內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佳里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學甲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西港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新化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新市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安定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玉井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楠西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南化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左鎮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仁德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歸仁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關廟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龍崎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永康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北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北門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安南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南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安平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中西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善化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山上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柳營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東山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七股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臺南市</text:p>
          </table:table-cell>
          <table:table-cell table:style-name="ce7" office:value-type="string" calcext:value-type="string">
            <text:p>將軍區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澎湖縣</text:p>
          </table:table-cell>
          <table:table-cell table:style-name="ce7" office:value-type="string" calcext:value-type="string">
            <text:p>馬公市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澎湖縣</text:p>
          </table:table-cell>
          <table:table-cell table:style-name="ce7" office:value-type="string" calcext:value-type="string">
            <text:p>湖西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澎湖縣</text:p>
          </table:table-cell>
          <table:table-cell table:style-name="ce7" office:value-type="string" calcext:value-type="string">
            <text:p>白沙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澎湖縣</text:p>
          </table:table-cell>
          <table:table-cell table:style-name="ce7" office:value-type="string" calcext:value-type="string">
            <text:p>西嶼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澎湖縣</text:p>
          </table:table-cell>
          <table:table-cell table:style-name="ce7" office:value-type="string" calcext:value-type="string">
            <text:p>望安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縣市議員</text:p>
          </table:table-cell>
          <table:table-cell/>
          <table:table-cell table:style-name="ce7" office:value-type="string" calcext:value-type="string">
            <text:p>澎湖縣</text:p>
          </table:table-cell>
          <table:table-cell table:style-name="ce7" office:value-type="string" calcext:value-type="string">
            <text:p>七美鄉</text:p>
          </table:table-cell>
          <table:table-cell table:number-columns-repeated="1020"/>
        </table:table-row>
        <table:table-row table:style-name="ro1" table:number-rows-repeated="606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看板資料.A1:看板資料.Z7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 Unicode MS&quot;" svg:font-family="'&quot;Arial Unicode MS&quot;'"/>
    <style:font-face style:name="&quot;PingFang SC&quot;" svg:font-family="'&quot;PingFang SC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說明" style:display-name="PageStyle_說明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看板資料" style:display-name="PageStyle_看板資料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各縣市一張" style:display-name="PageStyle_C各縣市一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各縣市基本張數" style:display-name="PageStyle_B各縣市基本張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防守區域_5f_鄉鎮" style:display-name="PageStyle_A防守區域_鄉鎮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候選人資訊" style:display-name="PageStyle_候選人資訊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304" meta:object-count="0"/>
    <meta:generator>LibreOfficeDev/6.0.5.2$Linux_X86_64 LibreOffice_project/</meta:generator>
  </office:meta>
</office:document-meta>
</file>